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Roboto" svg:font-family="Roboto, RobotoDraft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2" svg:font-family="'DejaVu Sans'" style:font-pitch="variable"/>
    <style:font-face style:name="DejaVu Sans" svg:font-family="'DejaVu Sans'" style:font-adornments="Book" style:font-pitch="variable"/>
    <style:font-face style:name="DejaVu Sans1" svg:font-family="'DejaVu Sans'" style:font-adornments="Negrit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Historial_5f_de_5f_Versiones" style:display-name="Historial_de_Versiones" style:family="table">
      <style:table-properties style:width="19.465cm" table:align="left" style:writing-mode="lr-tb"/>
    </style:style>
    <style:style style:name="Historial_5f_de_5f_Versiones.A" style:display-name="Historial_de_Versiones.A" style:family="table-column">
      <style:table-column-properties style:column-width="4.078cm"/>
    </style:style>
    <style:style style:name="Historial_5f_de_5f_Versiones.B" style:display-name="Historial_de_Versiones.B" style:family="table-column">
      <style:table-column-properties style:column-width="1.909cm"/>
    </style:style>
    <style:style style:name="Historial_5f_de_5f_Versiones.C" style:display-name="Historial_de_Versiones.C" style:family="table-column">
      <style:table-column-properties style:column-width="8.869cm"/>
    </style:style>
    <style:style style:name="Historial_5f_de_5f_Versiones.D" style:display-name="Historial_de_Versiones.D" style:family="table-column">
      <style:table-column-properties style:column-width="4.609cm"/>
    </style:style>
    <style:style style:name="Historial_5f_de_5f_Versiones.1" style:display-name="Historial_de_Versiones.1" style:family="table-row">
      <style:table-row-properties fo:keep-together="auto"/>
    </style:style>
    <style:style style:name="Historial_5f_de_5f_Versiones.A1" style:display-name="Historial_de_Versiones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Historial_5f_de_5f_Versiones.D1" style:display-name="Historial_de_Versiones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Historial_5f_de_5f_Versiones.A2" style:display-name="Historial_de_Versiones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Historial_5f_de_5f_Versiones.B2" style:display-name="Historial_de_Versiones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Historial_5f_de_5f_Versiones.C2" style:display-name="Historial_de_Versiones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Historial_5f_de_5f_Versiones.D2" style:display-name="Historial_de_Versiones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RF_5f_Gestión_5f_de_5f_Usuarios" style:display-name="RF_Gestión_de_Usuarios" style:family="table">
      <style:table-properties style:width="19.59cm" style:rel-width="100%" fo:margin-left="0cm" fo:margin-top="0cm" fo:margin-bottom="0.499cm" table:align="left" style:writing-mode="lr-tb"/>
    </style:style>
    <style:style style:name="RF_5f_Gestión_5f_de_5f_Usuarios.A" style:display-name="RF_Gestión_de_Usuarios.A" style:family="table-column">
      <style:table-column-properties style:column-width="3.838cm" style:rel-column-width="2176*"/>
    </style:style>
    <style:style style:name="RF_5f_Gestión_5f_de_5f_Usuarios.B" style:display-name="RF_Gestión_de_Usuarios.B" style:family="table-column">
      <style:table-column-properties style:column-width="3.455cm" style:rel-column-width="1959*"/>
    </style:style>
    <style:style style:name="RF_5f_Gestión_5f_de_5f_Usuarios.C" style:display-name="RF_Gestión_de_Usuarios.C" style:family="table-column">
      <style:table-column-properties style:column-width="3.461cm" style:rel-column-width="1962*"/>
    </style:style>
    <style:style style:name="RF_5f_Gestión_5f_de_5f_Usuarios.D" style:display-name="RF_Gestión_de_Usuarios.D" style:family="table-column">
      <style:table-column-properties style:column-width="8.835cm" style:rel-column-width="5009*"/>
    </style:style>
    <style:style style:name="RF_5f_Gestión_5f_de_5f_Usuarios.1" style:display-name="RF_Gestión_de_Usuarios.1" style:family="table-row">
      <style:table-row-properties fo:keep-together="auto"/>
    </style:style>
    <style:style style:name="RF_5f_Gestión_5f_de_5f_Usuarios.A1" style:display-name="RF_Gestión_de_Usuarios.A1" style:family="table-cell">
      <style:table-cell-properties fo:background-color="#9999ff" fo:padding="0.101cm" fo:border="0.5pt solid #00000a">
        <style:background-image/>
      </style:table-cell-properties>
    </style:style>
    <style:style style:name="RF_5f_Gestión_5f_de_5f_Usuarios.2" style:display-name="RF_Gestión_de_Usuarios.2" style:family="table-row">
      <style:table-row-properties style:min-row-height="0.298cm" fo:keep-together="auto"/>
    </style:style>
    <style:style style:name="RF_5f_Gestión_5f_de_5f_Usuarios.A2" style:display-name="RF_Gestión_de_Usuarios.A2" style:family="table-cell">
      <style:table-cell-properties style:vertical-align="middle" fo:background-color="#dddddd" fo:padding="0.101cm" fo:border-left="0.5pt solid #00000a" fo:border-right="none" fo:border-top="none" fo:border-bottom="0.5pt solid #00000a">
        <style:background-image/>
      </style:table-cell-properties>
    </style:style>
    <style:style style:name="RF_5f_Gestión_5f_de_5f_Usuarios.B2" style:display-name="RF_Gestión_de_Usuarios.B2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3" style:display-name="RF_Gestión_de_Usuarios.3" style:family="table-row">
      <style:table-row-properties style:min-row-height="0.633cm" fo:keep-together="auto"/>
    </style:style>
    <style:style style:name="RF_5f_Gestión_5f_de_5f_Usuarios.B3" style:display-name="RF_Gestión_de_Usuarios.B3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B4" style:display-name="RF_Gestión_de_Usuarios.B4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B5" style:display-name="RF_Gestión_de_Usuarios.B5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B6" style:display-name="RF_Gestión_de_Usuarios.B6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7" style:display-name="RF_Gestión_de_Usuarios.7" style:family="table-row">
      <style:table-row-properties style:min-row-height="0.123cm" fo:keep-together="auto"/>
    </style:style>
    <style:style style:name="RF_5f_Gestión_5f_de_5f_Usuarios.B7" style:display-name="RF_Gestión_de_Usuarios.B7" style:family="table-cell">
      <style:table-cell-properties style:vertical-align="middle" fo:padding="0.101cm" fo:border-left="0.5pt solid #00000a" fo:border-right="none" fo:border-top="none" fo:border-bottom="0.5pt solid #00000a"/>
    </style:style>
    <style:style style:name="RF_5f_Gestión_5f_de_5f_Usuarios.C7" style:display-name="RF_Gestión_de_Usuarios.C7" style:family="table-cell">
      <style:table-cell-properties style:vertical-align="middle" fo:background-color="#e6e6e6" fo:padding="0.101cm" fo:border-left="0.5pt solid #00000a" fo:border-right="none" fo:border-top="none" fo:border-bottom="0.5pt solid #00000a">
        <style:background-image/>
      </style:table-cell-properties>
    </style:style>
    <style:style style:name="RF_5f_Gestión_5f_de_5f_Usuarios.D7" style:display-name="RF_Gestión_de_Usuarios.D7" style:family="table-cell">
      <style:table-cell-properties style:vertical-align="middle" fo:padding="0.101cm" fo:border-left="0.5pt solid #00000a" fo:border-right="0.5pt solid #00000a" fo:border-top="none" fo:border-bottom="0.5pt solid #00000a"/>
    </style:style>
    <style:style style:name="RF_5f_Gestión_5f_de_5f_Usuarios.8" style:display-name="RF_Gestión_de_Usuarios.8" style:family="table-row">
      <style:table-row-properties style:min-row-height="0.351cm" fo:keep-together="auto"/>
    </style:style>
    <style:style style:name="RF_5f_Gestión_5f_de_5f_Usuarios.C8" style:display-name="RF_Gestión_de_Usuarios.C8" style:family="table-cell">
      <style:table-cell-properties style:vertical-align="middle" fo:background-color="#dddddd" fo:padding="0.101cm" fo:border-left="0.5pt solid #00000a" fo:border-right="0.5pt solid #00000a" fo:border-top="none" fo:border-bottom="0.5pt solid #00000a">
        <style:background-image/>
      </style:table-cell-properties>
    </style:style>
    <style:style style:name="Tabla1" style:family="table">
      <style:table-properties style:width="19.59cm" style:rel-width="100%" fo:margin-left="0cm" fo:margin-top="0cm" fo:margin-bottom="0.499cm" table:align="left" style:writing-mode="lr-tb"/>
    </style:style>
    <style:style style:name="Tabla1.A" style:family="table-column">
      <style:table-column-properties style:column-width="7.967cm" style:rel-column-width="4517*"/>
    </style:style>
    <style:style style:name="Tabla1.B" style:family="table-column">
      <style:table-column-properties style:column-width="11.622cm" style:rel-column-width="658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9999ff" fo:padding-left="0.101cm" fo:padding-right="0.101cm" fo:padding-top="0.049cm" fo:padding-bottom="0.049cm" fo:border="0.5pt solid #00000a">
        <style:background-image/>
      </style:table-cell-properties>
    </style:style>
    <style:style style:name="Tabla1.A2" style:family="table-cell">
      <style:table-cell-properties fo:background-color="#dddddd" fo:padding-left="0.101cm" fo:padding-right="0.101cm" fo:padding-top="0.049cm" fo:padding-bottom="0.049cm" fo:border-left="0.5pt solid #00000a" fo:border-right="none" fo:border-top="none" fo:border-bottom="0.5pt solid #00000a">
        <style:background-image/>
      </style:table-cell-properties>
    </style:style>
    <style:style style:name="Tabla1.B2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B3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B4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B5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6" style:family="table-cell">
      <style:table-cell-properties fo:background-color="#dddddd" fo:padding-left="0.101cm" fo:padding-right="0.10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a1.A8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8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9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9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0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0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1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1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2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2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3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3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4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4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5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5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6" style:family="table-cell">
      <style:table-cell-properties fo:background-color="#cccccc" fo:padding-left="0.101cm" fo:padding-right="0.101cm" fo:padding-top="0.049cm" fo:padding-bottom="0.049cm" fo:border-left="0.5pt solid #00000a" fo:border-right="0.5pt solid #00000a" fo:border-top="none" fo:border-bottom="0.5pt solid #00000a">
        <style:background-image/>
      </style:table-cell-properties>
    </style:style>
    <style:style style:name="Tabla1.A17" style:family="table-cell">
      <style:table-cell-properties fo:background-color="#cccccc" fo:padding-left="0.101cm" fo:padding-right="0.101cm" fo:padding-top="0.049cm" fo:padding-bottom="0.049cm" fo:border-left="0.5pt solid #00000a" fo:border-right="none" fo:border-top="none" fo:border-bottom="0.5pt solid #00000a">
        <style:background-image/>
      </style:table-cell-properties>
    </style:style>
    <style:style style:name="Tabla1.A18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8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19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19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2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2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3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3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4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4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Tabla1.A25" style:family="table-cell">
      <style:table-cell-properties fo:padding-left="0.101cm" fo:padding-right="0.101cm" fo:padding-top="0.049cm" fo:padding-bottom="0.049cm" fo:border-left="0.5pt solid #00000a" fo:border-right="none" fo:border-top="none" fo:border-bottom="0.5pt solid #00000a"/>
    </style:style>
    <style:style style:name="Tabla1.B25" style:family="table-cell">
      <style:table-cell-properties fo:padding-left="0.101cm" fo:padding-right="0.101cm" fo:padding-top="0.049cm" fo:padding-bottom="0.049cm" fo:border-left="0.5pt solid #00000a" fo:border-right="0.5pt solid #00000a" fo:border-top="none" fo:border-bottom="0.5pt solid #00000a"/>
    </style:style>
    <style:style style:name="Cronograma" style:family="table">
      <style:table-properties style:width="25.94cm" fo:margin-top="0cm" fo:margin-bottom="0.499cm" table:align="margins" fo:background-color="transparent" style:writing-mode="page">
        <style:background-image/>
      </style:table-properties>
    </style:style>
    <style:style style:name="Cronograma.A" style:family="table-column">
      <style:table-column-properties style:column-width="9.036cm" style:rel-column-width="22832*"/>
    </style:style>
    <style:style style:name="Cronograma.B" style:family="table-column">
      <style:table-column-properties style:column-width="2.113cm" style:rel-column-width="5338*"/>
    </style:style>
    <style:style style:name="Cronograma.C" style:family="table-column">
      <style:table-column-properties style:column-width="2.113cm" style:rel-column-width="5337*"/>
    </style:style>
    <style:style style:name="Cronograma.H" style:family="table-column">
      <style:table-column-properties style:column-width="2.113cm" style:rel-column-width="5339*"/>
    </style:style>
    <style:style style:name="Cronograma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ronograma.I1" style:family="table-cell">
      <style:table-cell-properties fo:background-color="#cccccc" fo:padding="0.097cm" fo:border="0.05pt solid #000000">
        <style:background-image/>
      </style:table-cell-properties>
    </style:style>
    <style:style style:name="Cronograma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Cronograma.B2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Cronograma.C2" style:family="table-cell">
      <style:table-cell-properties fo:padding="0.097cm" fo:border-left="0.05pt solid #000000" fo:border-right="none" fo:border-top="none" fo:border-bottom="0.05pt solid #000000"/>
    </style:style>
    <style:style style:name="Cronograma.D2" style:family="table-cell">
      <style:table-cell-properties fo:padding="0.097cm" fo:border-left="0.05pt solid #000000" fo:border-right="none" fo:border-top="none" fo:border-bottom="0.05pt solid #000000"/>
    </style:style>
    <style:style style:name="Cronograma.E2" style:family="table-cell">
      <style:table-cell-properties fo:padding="0.097cm" fo:border-left="0.05pt solid #000000" fo:border-right="none" fo:border-top="none" fo:border-bottom="0.05pt solid #000000"/>
    </style:style>
    <style:style style:name="Cronograma.F2" style:family="table-cell">
      <style:table-cell-properties fo:padding="0.097cm" fo:border-left="0.05pt solid #000000" fo:border-right="none" fo:border-top="none" fo:border-bottom="0.05pt solid #000000"/>
    </style:style>
    <style:style style:name="Cronograma.G2" style:family="table-cell">
      <style:table-cell-properties fo:padding="0.097cm" fo:border-left="0.05pt solid #000000" fo:border-right="none" fo:border-top="none" fo:border-bottom="0.05pt solid #000000"/>
    </style:style>
    <style:style style:name="Cronograma.H2" style:family="table-cell">
      <style:table-cell-properties fo:padding="0.097cm" fo:border-left="0.05pt solid #000000" fo:border-right="none" fo:border-top="none" fo:border-bottom="0.05pt solid #000000"/>
    </style:style>
    <style:style style:name="Cronograma.I2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C3" style:family="table-cell">
      <style:table-cell-properties fo:padding="0.097cm" fo:border-left="0.05pt solid #000000" fo:border-right="none" fo:border-top="none" fo:border-bottom="0.05pt solid #000000"/>
    </style:style>
    <style:style style:name="Cronograma.D3" style:family="table-cell">
      <style:table-cell-properties fo:padding="0.097cm" fo:border-left="0.05pt solid #000000" fo:border-right="none" fo:border-top="none" fo:border-bottom="0.05pt solid #000000"/>
    </style:style>
    <style:style style:name="Cronograma.E3" style:family="table-cell">
      <style:table-cell-properties fo:padding="0.097cm" fo:border-left="0.05pt solid #000000" fo:border-right="none" fo:border-top="none" fo:border-bottom="0.05pt solid #000000"/>
    </style:style>
    <style:style style:name="Cronograma.F3" style:family="table-cell">
      <style:table-cell-properties fo:padding="0.097cm" fo:border-left="0.05pt solid #000000" fo:border-right="none" fo:border-top="none" fo:border-bottom="0.05pt solid #000000"/>
    </style:style>
    <style:style style:name="Cronograma.G3" style:family="table-cell">
      <style:table-cell-properties fo:padding="0.097cm" fo:border-left="0.05pt solid #000000" fo:border-right="none" fo:border-top="none" fo:border-bottom="0.05pt solid #000000"/>
    </style:style>
    <style:style style:name="Cronograma.H3" style:family="table-cell">
      <style:table-cell-properties fo:padding="0.097cm" fo:border-left="0.05pt solid #000000" fo:border-right="none" fo:border-top="none" fo:border-bottom="0.05pt solid #000000"/>
    </style:style>
    <style:style style:name="Cronograma.I3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C4" style:family="table-cell">
      <style:table-cell-properties fo:padding="0.097cm" fo:border-left="0.05pt solid #000000" fo:border-right="none" fo:border-top="none" fo:border-bottom="0.05pt solid #000000"/>
    </style:style>
    <style:style style:name="Cronograma.D4" style:family="table-cell">
      <style:table-cell-properties fo:padding="0.097cm" fo:border-left="0.05pt solid #000000" fo:border-right="none" fo:border-top="none" fo:border-bottom="0.05pt solid #000000"/>
    </style:style>
    <style:style style:name="Cronograma.E4" style:family="table-cell">
      <style:table-cell-properties fo:padding="0.097cm" fo:border-left="0.05pt solid #000000" fo:border-right="none" fo:border-top="none" fo:border-bottom="0.05pt solid #000000"/>
    </style:style>
    <style:style style:name="Cronograma.F4" style:family="table-cell">
      <style:table-cell-properties fo:padding="0.097cm" fo:border-left="0.05pt solid #000000" fo:border-right="none" fo:border-top="none" fo:border-bottom="0.05pt solid #000000"/>
    </style:style>
    <style:style style:name="Cronograma.G4" style:family="table-cell">
      <style:table-cell-properties fo:padding="0.097cm" fo:border-left="0.05pt solid #000000" fo:border-right="none" fo:border-top="none" fo:border-bottom="0.05pt solid #000000"/>
    </style:style>
    <style:style style:name="Cronograma.H4" style:family="table-cell">
      <style:table-cell-properties fo:padding="0.097cm" fo:border-left="0.05pt solid #000000" fo:border-right="none" fo:border-top="none" fo:border-bottom="0.05pt solid #000000"/>
    </style:style>
    <style:style style:name="Cronograma.I4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5" style:family="table-row">
      <style:table-row-properties fo:background-color="transparent">
        <style:background-image/>
      </style:table-row-properties>
    </style:style>
    <style:style style:name="Cronograma.D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Cronograma.I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language="es" fo:country="ES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color="#000000" style:font-name="DejaVu Sans2" fo:font-size="12pt" fo:language="es" fo:country="ES" officeooo:rsid="0016e716" officeooo:paragraph-rsid="0017ca9e" style:font-size-asian="12pt" style:font-name-complex="Calibri1" style:font-size-complex="12pt" style:font-weight-complex="bold"/>
    </style:style>
    <style:style style:name="P5" style:family="paragraph" style:parent-style-name="Standard">
      <style:text-properties style:font-name="DejaVu Sans2" fo:language="es" fo:country="ES"/>
    </style:style>
    <style:style style:name="P6" style:family="paragraph" style:parent-style-name="Standard">
      <style:text-properties style:font-name="DejaVu Sans2" fo:language="es" fo:country="ES" officeooo:rsid="0387c778" officeooo:paragraph-rsid="03c9146e"/>
    </style:style>
    <style:style style:name="P7" style:family="paragraph" style:parent-style-name="Standard">
      <style:paragraph-properties fo:margin-top="0.212cm" fo:margin-bottom="0cm" loext:contextual-spacing="false" fo:line-height="100%"/>
      <style:text-properties style:font-name="DejaVu Sans2" fo:language="es" fo:country="ES" officeooo:paragraph-rsid="03c9146e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fo:font-size="10pt" fo:language="es" fo:country="ES" fo:font-weight="bold" officeooo:paragraph-rsid="00ed8468" style:font-name-asian="Times New Roman" style:font-size-asian="10pt" style:language-asian="es" style:country-asian="VE" style:font-weight-asian="bold" style:font-name-complex="Arial1" style:font-size-complex="10pt"/>
    </style:style>
    <style:style style:name="P9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d671b3" style:font-size-asian="11pt" style:language-asian="es" style:country-asian="VE" style:font-size-complex="11pt"/>
    </style:style>
    <style:style style:name="P10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DejaVu Sans2" fo:font-size="11pt" fo:language="es" fo:country="ES" officeooo:paragraph-rsid="00d671b3" style:font-size-asian="11pt" style:language-asian="es" style:country-asian="VE" style:font-size-complex="11pt"/>
    </style:style>
    <style:style style:name="P11" style:family="paragraph" style:parent-style-name="Standard">
      <style:paragraph-properties fo:margin-top="0.071cm" fo:margin-bottom="0.071cm" loext:contextual-spacing="false"/>
      <style:text-properties style:font-name="DejaVu Sans2" fo:font-size="11pt" fo:language="es" fo:country="ES" officeooo:paragraph-rsid="00d671b3" style:font-size-asian="11pt" style:font-size-complex="11pt"/>
    </style:style>
    <style:style style:name="P12" style:family="paragraph" style:parent-style-name="Text_20_body">
      <style:text-properties fo:language="es" fo:country="ES" officeooo:rsid="0179efc6" officeooo:paragraph-rsid="00ea3a50"/>
    </style:style>
    <style:style style:name="P13" style:family="paragraph" style:parent-style-name="Text_20_body">
      <style:text-properties fo:language="es" fo:country="ES" officeooo:rsid="00ea3a50" officeooo:paragraph-rsid="00ea3a50"/>
    </style:style>
    <style:style style:name="P14" style:family="paragraph" style:parent-style-name="Text_20_body">
      <style:text-properties fo:color="#6666ff" fo:language="es" fo:country="ES" fo:font-weight="bold" officeooo:rsid="01527589" officeooo:paragraph-rsid="01527589" style:font-weight-asian="bold" style:font-weight-complex="bold"/>
    </style:style>
    <style:style style:name="P15" style:family="paragraph" style:parent-style-name="Text_20_body">
      <style:text-properties fo:color="#6666ff" fo:language="es" fo:country="ES" fo:font-weight="bold" officeooo:rsid="039f36e4" officeooo:paragraph-rsid="039f36e4" style:font-weight-asian="bold" style:font-weight-complex="bold"/>
    </style:style>
    <style:style style:name="P16" style:family="paragraph" style:parent-style-name="Text_20_body">
      <style:text-properties fo:color="#ff3333" fo:language="es" fo:country="ES" officeooo:rsid="00ea3a50" officeooo:paragraph-rsid="00ea3a50"/>
    </style:style>
    <style:style style:name="P17" style:family="paragraph" style:parent-style-name="Table_20_Contents">
      <style:text-properties fo:language="es" fo:country="ES"/>
    </style:style>
    <style:style style:name="P18" style:family="paragraph" style:parent-style-name="Table_20_Contents">
      <style:paragraph-properties fo:text-align="center" style:justify-single-word="false"/>
      <style:text-properties fo:language="es" fo:country="ES"/>
    </style:style>
    <style:style style:name="P19" style:family="paragraph" style:parent-style-name="Table_20_Contents">
      <style:text-properties fo:language="es" fo:country="ES" officeooo:rsid="0091722a" officeooo:paragraph-rsid="01a54144"/>
    </style:style>
    <style:style style:name="P20" style:family="paragraph" style:parent-style-name="Table_20_Contents">
      <style:text-properties fo:language="es" fo:country="ES" officeooo:rsid="0091722a" officeooo:paragraph-rsid="03c9146e"/>
    </style:style>
    <style:style style:name="P21" style:family="paragraph" style:parent-style-name="Table_20_Contents">
      <style:text-properties fo:language="es" fo:country="ES" officeooo:paragraph-rsid="00d671b3"/>
    </style:style>
    <style:style style:name="P22" style:family="paragraph" style:parent-style-name="Table_20_Contents">
      <style:text-properties fo:language="es" fo:country="ES" officeooo:rsid="0182d86c" officeooo:paragraph-rsid="0182d86c"/>
    </style:style>
    <style:style style:name="P23" style:family="paragraph" style:parent-style-name="Table_20_Contents">
      <style:text-properties fo:language="es" fo:country="ES" officeooo:rsid="0182d86c" officeooo:paragraph-rsid="0182d86c" style:language-asian="es" style:country-asian="AR"/>
    </style:style>
    <style:style style:name="P24" style:family="paragraph" style:parent-style-name="Table_20_Contents">
      <style:text-properties fo:language="es" fo:country="ES" officeooo:paragraph-rsid="03c9146e"/>
    </style:style>
    <style:style style:name="P25" style:family="paragraph" style:parent-style-name="Table_20_Contents">
      <style:text-properties fo:language="es" fo:country="ES" officeooo:rsid="03c566c9" officeooo:paragraph-rsid="03c9146e"/>
    </style:style>
    <style:style style:name="P26" style:family="paragraph" style:parent-style-name="Table_20_Contents">
      <style:text-properties fo:language="es" fo:country="ES" officeooo:rsid="00ed8468"/>
    </style:style>
    <style:style style:name="P27" style:family="paragraph" style:parent-style-name="Title">
      <style:text-properties fo:language="es" fo:country="ES"/>
    </style:style>
    <style:style style:name="P28" style:family="paragraph" style:parent-style-name="Título_20_principal">
      <style:paragraph-properties fo:margin-left="0cm" fo:margin-right="0cm" fo:text-indent="0cm" style:auto-text-indent="false"/>
      <style:text-properties fo:language="es" fo:country="ES"/>
    </style:style>
    <style:style style:name="P29" style:family="paragraph" style:parent-style-name="Numeración_20_Tabla">
      <loext:graphic-properties draw:fill="none"/>
      <style:paragraph-properties fo:margin-left="0cm" fo:margin-right="0cm" fo:margin-top="0.101cm" fo:margin-bottom="0.101cm" loext:contextual-spacing="false" fo:line-height="0.6cm" fo:text-align="justify" style:justify-single-word="false" fo:text-indent="0cm" style:auto-text-indent="false" fo:background-color="transparent" text:number-lines="false" text:line-number="0" style:writing-mode="page">
        <style:tab-stops/>
      </style:paragraph-properties>
      <style:text-properties fo:language="es" fo:country="ES" officeooo:paragraph-rsid="03c9146e"/>
    </style:style>
    <style:style style:name="P30" style:family="paragraph" style:parent-style-name="Table_20_Heading">
      <style:text-properties fo:color="#000000" fo:language="es" fo:country="ES" fo:font-style="normal" fo:font-weight="bold" officeooo:rsid="0182d86c" officeooo:paragraph-rsid="03c9146e" style:language-asian="es" style:country-asian="AR" style:font-style-asian="normal" style:font-weight-asian="bold" style:font-style-complex="normal" style:font-weight-complex="bold"/>
    </style:style>
    <style:style style:name="P31" style:family="paragraph" style:parent-style-name="Table_20_Heading">
      <style:text-properties fo:language="es" fo:country="ES"/>
    </style:style>
    <style:style style:name="P32" style:family="paragraph" style:parent-style-name="Table_20_Heading">
      <style:text-properties fo:language="es" fo:country="ES" officeooo:paragraph-rsid="00d671b3"/>
    </style:style>
    <style:style style:name="P33" style:family="paragraph" style:parent-style-name="Table_20_Heading">
      <style:text-properties fo:language="es" fo:country="ES" officeooo:paragraph-rsid="03c9146e"/>
    </style:style>
    <style:style style:name="P34" style:family="paragraph" style:parent-style-name="Mi_20_Título">
      <style:text-properties fo:language="es" fo:country="ES"/>
    </style:style>
    <style:style style:name="P35" style:family="paragraph" style:parent-style-name="Mi_20_Título">
      <style:paragraph-properties fo:break-before="page"/>
      <style:text-properties fo:language="es" fo:country="ES"/>
    </style:style>
    <style:style style:name="P36" style:family="paragraph" style:parent-style-name="Mi_20_Título">
      <style:paragraph-properties fo:break-before="page"/>
      <style:text-properties fo:language="es" fo:country="ES" officeooo:rsid="00e3ddfd" officeooo:paragraph-rsid="00ed8468"/>
    </style:style>
    <style:style style:name="P37" style:family="paragraph" style:parent-style-name="Título_20_tabla_20_centrado">
      <style:text-properties fo:language="es" fo:country="ES"/>
    </style:style>
    <style:style style:name="P38" style:family="paragraph" style:parent-style-name="Título_20_tabla_20_centrado">
      <style:text-properties fo:language="es" fo:country="ES" officeooo:rsid="00e89140" officeooo:paragraph-rsid="00e89140"/>
    </style:style>
    <style:style style:name="P39" style:family="paragraph" style:parent-style-name="Numeración_20_Tabla">
      <style:text-properties fo:language="es" fo:country="ES" officeooo:rsid="03ab4872" officeooo:paragraph-rsid="03c9146e"/>
    </style:style>
    <style:style style:name="P40" style:family="paragraph" style:parent-style-name="Contents_20_1">
      <style:paragraph-properties>
        <style:tab-stops>
          <style:tab-stop style:position="19.59cm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style:page-number="auto" fo:break-before="page"/>
      <style:text-properties fo:language="es" fo:country="ES"/>
    </style:style>
    <style:style style:name="P42" style:family="paragraph" style:parent-style-name="Standard" style:list-style-name="Numeración_20_Tabla">
      <style:paragraph-properties fo:margin-left="-0.143cm" fo:margin-right="0cm" fo:margin-top="0.212cm" fo:margin-bottom="0cm" loext:contextual-spacing="true" fo:line-height="100%" fo:text-indent="0cm" style:auto-text-indent="false"/>
      <style:text-properties style:font-name="DejaVu Sans" fo:language="es" fo:country="ES" officeooo:paragraph-rsid="03c9146e" style:font-size-asian="10.5pt" style:language-asian="es" style:country-asian="ES" style:font-name-complex="Times New Roman1"/>
    </style:style>
    <style:style style:name="P43" style:family="paragraph" style:parent-style-name="Text_20_body" style:list-style-name="WWNum1">
      <style:text-properties fo:language="es" fo:country="ES"/>
    </style:style>
    <style:style style:name="P44" style:family="paragraph" style:parent-style-name="Text_20_body" style:list-style-name="WWNum1">
      <style:text-properties fo:language="es" fo:country="ES" officeooo:paragraph-rsid="04420716"/>
    </style:style>
    <style:style style:name="P45" style:family="paragraph" style:parent-style-name="Text_20_body" style:list-style-name="WWNum1">
      <style:text-properties fo:language="es" fo:country="ES" officeooo:rsid="043d81b0" officeooo:paragraph-rsid="043d81b0"/>
    </style:style>
    <style:style style:name="P46" style:family="paragraph" style:parent-style-name="Text_20_body" style:list-style-name="WWNum1">
      <style:text-properties fo:language="es" fo:country="ES" officeooo:rsid="043d81b0" officeooo:paragraph-rsid="04420716"/>
    </style:style>
    <style:style style:name="P47" style:family="paragraph" style:parent-style-name="Text_20_body" style:list-style-name="WWNum1">
      <style:text-properties fo:language="es" fo:country="ES" officeooo:rsid="04420716" officeooo:paragraph-rsid="04420716"/>
    </style:style>
    <style:style style:name="P48" style:family="paragraph" style:parent-style-name="Text_20_body" style:list-style-name="WWNum1">
      <style:text-properties fo:language="es" fo:country="ES" officeooo:rsid="04421c05" officeooo:paragraph-rsid="04421c05"/>
    </style:style>
    <style:style style:name="P49" style:family="paragraph" style:parent-style-name="Text_20_body" style:list-style-name="WWNum1">
      <style:text-properties fo:language="es" fo:country="ES" officeooo:rsid="0442757e" officeooo:paragraph-rsid="0442757e"/>
    </style:style>
    <style:style style:name="P50" style:family="paragraph" style:parent-style-name="Text_20_body" style:list-style-name="WWNum1">
      <style:text-properties fo:language="es" fo:country="ES" officeooo:rsid="04437659" officeooo:paragraph-rsid="04437659"/>
    </style:style>
    <style:style style:name="P51" style:family="paragraph" style:parent-style-name="Table_20_Contents" style:list-style-name="List_20_1">
      <style:text-properties fo:language="es" fo:country="ES"/>
    </style:style>
    <style:style style:name="P52" style:family="paragraph" style:parent-style-name="Table_20_Contents" style:list-style-name="Numeración_20_Tabla">
      <style:text-properties fo:language="es" fo:country="ES" officeooo:rsid="005ff9a4" officeooo:paragraph-rsid="03c9146e"/>
    </style:style>
    <style:style style:name="P53" style:family="paragraph" style:parent-style-name="List_20_Paragraph" style:list-style-name="WWNum43">
      <style:paragraph-properties fo:margin-top="0cm" fo:margin-bottom="0cm" loext:contextual-spacing="false" fo:text-align="start" style:justify-single-word="false" fo:orphans="0" fo:widows="0" fo:keep-with-next="always"/>
      <style:text-properties fo:color="#ffffff" style:font-name="DejaVu Sans2" fo:font-size="11pt" fo:language="es" fo:country="ES" fo:font-weight="bold" officeooo:paragraph-rsid="00d671b3" style:font-size-asian="11pt" style:language-asian="en" style:country-asian="US" style:font-weight-asian="bold" style:font-name-complex="Arial" style:font-size-complex="11pt" style:font-style-complex="italic" text:display="none"/>
    </style:style>
    <style:style style:name="P54" style:family="paragraph" style:parent-style-name="Numeración_20_Tabla" style:list-style-name="Numeración_20_Tabla">
      <style:text-properties fo:language="es" fo:country="ES" officeooo:paragraph-rsid="03c9146e"/>
    </style:style>
    <style:style style:name="P55" style:family="paragraph" style:parent-style-name="Numeración_20_Tabla" style:list-style-name="Numeración_20_Tabla">
      <style:text-properties fo:language="es" fo:country="ES" officeooo:paragraph-rsid="03caed33"/>
    </style:style>
    <style:style style:name="P56" style:family="paragraph" style:parent-style-name="Numeración_20_Tabla" style:list-style-name="Numeración_20_Tabla">
      <style:text-properties fo:language="es" fo:country="ES" officeooo:rsid="03aa36d4" officeooo:paragraph-rsid="043edfb6"/>
    </style:style>
    <style:style style:name="P57" style:family="paragraph" style:parent-style-name="Numeración_20_Tabla" style:list-style-name="Numeración_20_Tabla">
      <style:text-properties fo:language="es" fo:country="ES" officeooo:rsid="002dce4a" officeooo:paragraph-rsid="03c9146e"/>
    </style:style>
    <style:style style:name="P58" style:family="paragraph" style:parent-style-name="Viñeta_20_tabla" style:list-style-name="WWNum46">
      <style:text-properties fo:language="es" fo:country="ES" officeooo:paragraph-rsid="01942ae5" fo:background-color="transparent"/>
    </style:style>
    <style:style style:name="P59" style:family="paragraph" style:parent-style-name="Viñeta_20_tabla" style:list-style-name="WWNum46">
      <style:text-properties fo:language="es" fo:country="ES" officeooo:rsid="01942ae5" officeooo:paragraph-rsid="01942ae5" fo:background-color="#ffff00"/>
    </style:style>
    <style:style style:name="P60" style:family="paragraph" style:parent-style-name="Viñeta_20_tabla" style:list-style-name="List_20_1">
      <style:text-properties fo:language="es" fo:country="ES" officeooo:paragraph-rsid="03c9146e"/>
    </style:style>
    <style:style style:name="P61" style:family="paragraph" style:parent-style-name="Viñeta_20_tabla" style:list-style-name="List_20_1">
      <style:text-properties fo:language="es" fo:country="ES" officeooo:rsid="014c58d9" officeooo:paragraph-rsid="03c9146e" style:language-asian="es" style:country-asian="ES" style:font-name-complex="Times New Roman1" style:font-size-complex="12pt"/>
    </style:style>
    <style:style style:name="P62" style:family="paragraph" style:parent-style-name="Viñeta_20_tabla" style:list-style-name="List_20_1">
      <style:text-properties fo:language="es" fo:country="ES" officeooo:rsid="03a73fd1" officeooo:paragraph-rsid="03c9146e"/>
    </style:style>
    <style:style style:name="P63" style:family="paragraph" style:parent-style-name="Viñeta_20_tabla" style:list-style-name="List_20_1">
      <style:text-properties fo:language="es" fo:country="ES" officeooo:rsid="009287e6" officeooo:paragraph-rsid="03c9146e"/>
    </style:style>
    <style:style style:name="P64" style:family="paragraph" style:parent-style-name="Viñeta_20_tabla" style:list-style-name="List_20_1">
      <style:text-properties fo:language="es" fo:country="ES" officeooo:rsid="03b2fd5b" officeooo:paragraph-rsid="03c9146e"/>
    </style:style>
    <style:style style:name="P65" style:family="paragraph" style:parent-style-name="Viñeta_20_tabla" style:list-style-name="List_20_1">
      <style:text-properties fo:language="es" fo:country="ES" officeooo:rsid="03b4a046" officeooo:paragraph-rsid="03c9146e"/>
    </style:style>
    <style:style style:name="P66" style:family="paragraph" style:parent-style-name="Mi_20_Título" style:master-page-name="Cronograma">
      <style:paragraph-properties style:page-number="auto"/>
      <style:text-properties fo:language="es" fo:country="ES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d1c1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20pt" style:font-size-asian="20pt" style:font-name-complex="Calibri1" style:font-weight-complex="bold"/>
    </style:style>
    <style:style style:name="T4" style:family="text">
      <style:text-properties fo:color="#000000" fo:font-size="20pt" officeooo:rsid="001cddd3" style:font-size-asian="20pt" style:font-name-complex="Calibri1" style:font-weight-complex="bold"/>
    </style:style>
    <style:style style:name="T5" style:family="text">
      <style:text-properties style:language-asian="es" style:country-asian="ES" style:font-name-complex="Times New Roman1" style:font-size-complex="12pt"/>
    </style:style>
    <style:style style:name="T6" style:family="text">
      <style:text-properties officeooo:rsid="0024475b" style:language-asian="es" style:country-asian="ES" style:font-name-complex="Times New Roman1" style:font-size-complex="12pt"/>
    </style:style>
    <style:style style:name="T7" style:family="text">
      <style:text-properties officeooo:rsid="0026309c" style:language-asian="es" style:country-asian="ES" style:font-name-complex="Times New Roman1" style:font-size-complex="12pt"/>
    </style:style>
    <style:style style:name="T8" style:family="text">
      <style:text-properties officeooo:rsid="009287e6" style:language-asian="es" style:country-asian="ES" style:font-name-complex="Times New Roman1" style:font-size-complex="12pt"/>
    </style:style>
    <style:style style:name="T9" style:family="text">
      <style:text-properties officeooo:rsid="03a4eb4d" style:language-asian="es" style:country-asian="ES" style:font-name-complex="Times New Roman1" style:font-size-complex="12pt"/>
    </style:style>
    <style:style style:name="T10" style:family="text">
      <style:text-properties officeooo:rsid="03a58464" style:language-asian="es" style:country-asian="ES" style:font-name-complex="Times New Roman1" style:font-size-complex="12pt"/>
    </style:style>
    <style:style style:name="T11" style:family="text">
      <style:text-properties officeooo:rsid="03a5b73f" style:language-asian="es" style:country-asian="ES" style:font-name-complex="Times New Roman1" style:font-size-complex="12pt"/>
    </style:style>
    <style:style style:name="T12" style:family="text">
      <style:text-properties officeooo:rsid="03a68274" style:language-asian="es" style:country-asian="ES" style:font-name-complex="Times New Roman1" style:font-size-complex="12pt"/>
    </style:style>
    <style:style style:name="T13" style:family="text">
      <style:text-properties officeooo:rsid="03a73fd1" style:language-asian="es" style:country-asian="ES" style:font-name-complex="Times New Roman1" style:font-size-complex="12pt"/>
    </style:style>
    <style:style style:name="T14" style:family="text">
      <style:text-properties officeooo:rsid="014c58d9" style:language-asian="es" style:country-asian="ES" style:font-name-complex="Times New Roman1" style:font-size-complex="12pt"/>
    </style:style>
    <style:style style:name="T15" style:family="text">
      <style:text-properties officeooo:rsid="03af10b3" style:language-asian="es" style:country-asian="ES" style:font-name-complex="Times New Roman1" style:font-size-complex="12pt"/>
    </style:style>
    <style:style style:name="T16" style:family="text">
      <style:text-properties officeooo:rsid="03b6d0f2" style:language-asian="es" style:country-asian="ES" style:font-name-complex="Times New Roman1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language-asian="es" style:country-asian="AR"/>
    </style:style>
    <style:style style:name="T19" style:family="text">
      <style:text-properties officeooo:rsid="001fdc98" style:language-asian="es" style:country-asian="AR"/>
    </style:style>
    <style:style style:name="T20" style:family="text">
      <style:text-properties officeooo:rsid="0023ca96" style:language-asian="es" style:country-asian="AR"/>
    </style:style>
    <style:style style:name="T21" style:family="text">
      <style:text-properties officeooo:rsid="018f9e6b" style:language-asian="es" style:country-asian="AR"/>
    </style:style>
    <style:style style:name="T22" style:family="text">
      <style:text-properties officeooo:rsid="0196e14d" style:language-asian="es" style:country-asian="AR"/>
    </style:style>
    <style:style style:name="T23" style:family="text">
      <style:text-properties officeooo:rsid="019aff6a" style:language-asian="es" style:country-asian="AR"/>
    </style:style>
    <style:style style:name="T24" style:family="text">
      <style:text-properties officeooo:rsid="03a4df00" style:language-asian="es" style:country-asian="AR"/>
    </style:style>
    <style:style style:name="T25" style:family="text">
      <style:text-properties officeooo:rsid="03a58464" style:language-asian="es" style:country-asian="AR"/>
    </style:style>
    <style:style style:name="T26" style:family="text">
      <style:text-properties officeooo:rsid="03b51734" style:language-asian="es" style:country-asian="AR"/>
    </style:style>
    <style:style style:name="T27" style:family="text">
      <style:text-properties officeooo:rsid="03b6d0f2" style:language-asian="es" style:country-asian="AR"/>
    </style:style>
    <style:style style:name="T28" style:family="text">
      <style:text-properties officeooo:rsid="03c2c764" style:language-asian="es" style:country-asian="AR"/>
    </style:style>
    <style:style style:name="T29" style:family="text">
      <style:text-properties officeooo:rsid="03c70894" style:language-asian="es" style:country-asian="AR"/>
    </style:style>
    <style:style style:name="T30" style:family="text">
      <style:text-properties officeooo:rsid="03d24511" style:language-asian="es" style:country-asian="AR"/>
    </style:style>
    <style:style style:name="T31" style:family="text">
      <style:text-properties officeooo:rsid="01942ae5" style:language-asian="es" style:country-asian="AR"/>
    </style:style>
    <style:style style:name="T32" style:family="text">
      <style:text-properties officeooo:rsid="0017ca9e"/>
    </style:style>
    <style:style style:name="T33" style:family="text">
      <style:text-properties officeooo:rsid="002dce4a"/>
    </style:style>
    <style:style style:name="T34" style:family="text">
      <style:text-properties style:font-name="DejaVu Sans2" style:language-asian="es" style:country-asian="ES" style:font-name-complex="Times New Roman1" style:font-size-complex="12pt"/>
    </style:style>
    <style:style style:name="T35" style:family="text">
      <style:text-properties style:font-name="DejaVu Sans2" officeooo:rsid="0024475b" style:language-asian="es" style:country-asian="ES" style:font-name-complex="Times New Roman1" style:font-size-complex="12pt"/>
    </style:style>
    <style:style style:name="T36" style:family="text">
      <style:text-properties style:font-name="DejaVu Sans2" officeooo:rsid="03b2fd5b" style:language-asian="es" style:country-asian="ES" style:font-name-complex="Times New Roman1" style:font-size-complex="12pt"/>
    </style:style>
    <style:style style:name="T37" style:family="text">
      <style:text-properties officeooo:rsid="0031278b"/>
    </style:style>
    <style:style style:name="T38" style:family="text">
      <style:text-properties officeooo:rsid="0051a0fa"/>
    </style:style>
    <style:style style:name="T39" style:family="text">
      <style:text-properties fo:font-size="16pt" style:font-size-asian="14pt" style:font-size-complex="16pt"/>
    </style:style>
    <style:style style:name="T40" style:family="text">
      <style:text-properties officeooo:rsid="0092f22a"/>
    </style:style>
    <style:style style:name="T41" style:family="text">
      <style:text-properties officeooo:rsid="009a4ed0"/>
    </style:style>
    <style:style style:name="T42" style:family="text">
      <style:text-properties officeooo:rsid="00e143cf"/>
    </style:style>
    <style:style style:name="T43" style:family="text">
      <style:text-properties officeooo:rsid="00eaf42f"/>
    </style:style>
    <style:style style:name="T44" style:family="text">
      <style:text-properties officeooo:rsid="00ed8468"/>
    </style:style>
    <style:style style:name="T45" style:family="text">
      <style:text-properties officeooo:rsid="03b12266" fo:background-color="#ffff00" loext:char-shading-value="0"/>
    </style:style>
    <style:style style:name="T46" style:family="text">
      <style:text-properties officeooo:rsid="03c70894" fo:background-color="#ffff00" loext:char-shading-value="0"/>
    </style:style>
    <style:style style:name="T47" style:family="text">
      <style:text-properties officeooo:rsid="01545aa1"/>
    </style:style>
    <style:style style:name="T48" style:family="text">
      <style:text-properties officeooo:rsid="018bcce2"/>
    </style:style>
    <style:style style:name="T49" style:family="text">
      <style:text-properties officeooo:rsid="018f9e6b"/>
    </style:style>
    <style:style style:name="T50" style:family="text">
      <style:text-properties officeooo:rsid="01942ae5"/>
    </style:style>
    <style:style style:name="T51" style:family="text">
      <style:text-properties officeooo:rsid="0198c704"/>
    </style:style>
    <style:style style:name="T52" style:family="text">
      <style:text-properties officeooo:rsid="03951baf"/>
    </style:style>
    <style:style style:name="T53" style:family="text">
      <style:text-properties officeooo:rsid="039f9e52"/>
    </style:style>
    <style:style style:name="T54" style:family="text">
      <style:text-properties officeooo:rsid="03a16251"/>
    </style:style>
    <style:style style:name="T55" style:family="text">
      <style:text-properties officeooo:rsid="03a68274"/>
    </style:style>
    <style:style style:name="T56" style:family="text">
      <style:text-properties officeooo:rsid="03a73fd1"/>
    </style:style>
    <style:style style:name="T57" style:family="text">
      <style:text-properties officeooo:rsid="03a8f30e"/>
    </style:style>
    <style:style style:name="T58" style:family="text">
      <style:text-properties officeooo:rsid="03ab4872"/>
    </style:style>
    <style:style style:name="T59" style:family="text">
      <style:text-properties fo:font-variant="normal" fo:text-transform="none" fo:color="#222222" style:font-name="Roboto" fo:font-size="9pt" fo:letter-spacing="normal" fo:font-style="normal" fo:font-weight="normal"/>
    </style:style>
    <style:style style:name="T60" style:family="text">
      <style:text-properties officeooo:rsid="03aee340"/>
    </style:style>
    <style:style style:name="T61" style:family="text">
      <style:text-properties officeooo:rsid="03b07f0c"/>
    </style:style>
    <style:style style:name="T62" style:family="text">
      <style:text-properties officeooo:rsid="03b12266"/>
    </style:style>
    <style:style style:name="T63" style:family="text">
      <style:text-properties officeooo:rsid="03b51734"/>
    </style:style>
    <style:style style:name="T64" style:family="text">
      <style:text-properties officeooo:rsid="03c3c794"/>
    </style:style>
    <style:style style:name="T65" style:family="text">
      <style:text-properties officeooo:rsid="03c70894"/>
    </style:style>
    <style:style style:name="T66" style:family="text">
      <style:text-properties officeooo:rsid="03c848e0"/>
    </style:style>
    <style:style style:name="T67" style:family="text">
      <style:text-properties style:language-asian="es" style:country-asian="VE"/>
    </style:style>
    <style:style style:name="T68" style:family="text">
      <style:text-properties officeooo:rsid="001e2f9f" style:language-asian="es" style:country-asian="VE"/>
    </style:style>
    <style:style style:name="T69" style:family="text">
      <style:text-properties officeooo:rsid="0440bcd6" style:language-asian="es" style:country-asian="VE"/>
    </style:style>
    <style:style style:name="T70" style:family="text">
      <style:text-properties fo:language="es" fo:country="ES"/>
    </style:style>
    <style:style style:name="T71" style:family="text">
      <style:text-properties officeooo:rsid="043ccc25"/>
    </style:style>
    <style:style style:name="T72" style:family="text">
      <style:text-properties officeooo:rsid="043d81b0"/>
    </style:style>
    <style:style style:name="T73" style:family="text">
      <style:text-properties officeooo:rsid="04420716"/>
    </style:style>
    <style:style style:name="T74" style:family="text">
      <style:text-properties officeooo:rsid="04421c05"/>
    </style:style>
    <style:style style:name="T75" style:family="text">
      <style:text-properties officeooo:rsid="0442757e"/>
    </style:style>
    <style:style style:name="T76" style:family="text">
      <style:text-properties officeooo:rsid="0443765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5.027cm" fo:margin-bottom="4.55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<text:span text:style-name="T3">Documento de </text:span><text:span text:style-name="T4">Requisitos</text:span><text:span text:style-name="T3"> Funcionales</text:span></text:p>
      <text:p text:style-name="Título_20_principal">django-condominiu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44">mayo</text:span> de 2019</text:p>
      <text:p text:style-name="P35"><text:bookmark-start text:name="__RefHeading___Toc4191_272845880"/>Tabla de contenido<text:bookmark-end text:name="__RefHeading___Toc4191_272845880"/></text:p>
      <text:table-of-content text:style-name="Sect1" text:protected="true" text:name="Sumario1">
        <text:table-of-content-source text:outline-level="1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i_20_Título"/>
          </text:index-source-styles>
        </text:table-of-content-source>
        <text:index-body>
          <text:p text:style-name="P40"><text:a xlink:type="simple" xlink:href="#__RefHeading___Toc4191_272845880" text:style-name="Index_20_Link" text:visited-style-name="Index_20_Link"><text:span text:style-name="T70">Tabla de contenido<text:tab/>2</text:span></text:a></text:p>
          <text:p text:style-name="P40"><text:a xlink:type="simple" xlink:href="#__RefHeading___Toc4214_272845880" text:style-name="Index_20_Link" text:visited-style-name="Index_20_Link"><text:span text:style-name="T70">Historial de Versiones<text:tab/>3</text:span></text:a></text:p>
          <text:p text:style-name="P40"><text:a xlink:type="simple" xlink:href="#__RefHeading___Toc4083_272845880" text:style-name="Index_20_Link" text:visited-style-name="Index_20_Link"><text:span text:style-name="T70">Mapa de Requerimientos<text:tab/>4</text:span></text:a></text:p>
          <text:p text:style-name="P40"><text:a xlink:type="simple" xlink:href="#__RefHeading___Toc4085_272845880" text:style-name="Index_20_Link" text:visited-style-name="Index_20_Link"><text:span text:style-name="T70">Requisitos Funcionales<text:tab/>5</text:span></text:a></text:p>
          <text:p text:style-name="P40"><text:a xlink:type="simple" xlink:href="#__RefHeading___Toc4193_272845880" text:style-name="Index_20_Link" text:visited-style-name="Index_20_Link"><text:span text:style-name="T70">Especificaciones de Casos de Uso<text:tab/>10</text:span></text:a></text:p>
          <text:p text:style-name="P40"><text:a xlink:type="simple" xlink:href="#__RefHeading___Toc4089_272845880" text:style-name="Index_20_Link" text:visited-style-name="Index_20_Link"><text:span text:style-name="T70">Cronograma Estimado<text:tab/>31</text:span></text:a></text:p>
        </text:index-body>
      </text:table-of-content>
      <text:p text:style-name="P34"/>
      <text:p text:style-name="P35"><text:bookmark-start text:name="__RefHeading___Toc4214_272845880"/>Historial de Versiones<text:bookmark-end text:name="__RefHeading___Toc4214_272845880"/></text:p>
      <table:table table:name="Historial_de_Versiones" table:style-name="Historial_5f_de_5f_Versiones">
        <table:table-column table:style-name="Historial_5f_de_5f_Versiones.A"/>
        <table:table-column table:style-name="Historial_5f_de_5f_Versiones.B"/>
        <table:table-column table:style-name="Historial_5f_de_5f_Versiones.C"/>
        <table:table-column table:style-name="Historial_5f_de_5f_Versiones.D"/>
        <table:table-row table:style-name="Historial_5f_de_5f_Versiones.1">
          <table:table-cell table:style-name="Historial_5f_de_5f_Versiones.A1" office:value-type="string">
            <text:p text:style-name="P8">Fecha</text:p>
          </table:table-cell>
          <table:table-cell table:style-name="Historial_5f_de_5f_Versiones.A1" office:value-type="string">
            <text:p text:style-name="P8">Versión</text:p>
          </table:table-cell>
          <table:table-cell table:style-name="Historial_5f_de_5f_Versiones.A1" office:value-type="string">
            <text:p text:style-name="P8">Descripción</text:p>
          </table:table-cell>
          <table:table-cell table:style-name="Historial_5f_de_5f_Versiones.D1" office:value-type="string">
            <text:p text:style-name="P8">Autor</text:p>
          </table:table-cell>
        </table:table-row>
        <table:table-row table:style-name="Historial_5f_de_5f_Versiones.1">
          <table:table-cell table:style-name="Historial_5f_de_5f_Versiones.A2" office:value-type="string">
            <text:p text:style-name="P18"><text:span text:style-name="T71">22</text:span> de mayo de 2019</text:p>
          </table:table-cell>
          <table:table-cell table:style-name="Historial_5f_de_5f_Versiones.B2" office:value-type="string">
            <text:p text:style-name="P18">0.<text:span text:style-name="T44">1</text:span></text:p>
          </table:table-cell>
          <table:table-cell table:style-name="Historial_5f_de_5f_Versiones.C2" office:value-type="string">
            <text:list xml:id="list3495733825" text:style-name="List_20_1">
              <text:list-item>
                <text:p text:style-name="P51">Gestión de Usuarios</text:p>
              </text:list-item>
            </text:list>
          </table:table-cell>
          <table:table-cell table:style-name="Historial_5f_de_5f_Versiones.D2" office:value-type="string">
            <text:p text:style-name="P26">Gersón Vizquel</text:p>
          </table:table-cell>
        </table:table-row>
      </table:table>
      <text:p text:style-name="P36"><text:bookmark-start text:name="__RefHeading___Toc4083_272845880"/>Mapa de Requerimientos<text:bookmark-end text:name="__RefHeading___Toc4083_272845880"/></text:p>
      <text:list xml:id="list4117439648" text:style-name="WWNum1">
        <text:list-item>
          <text:p text:style-name="P43"><text:span text:style-name="T72">Usuarios:</text:span></text:p>
          <text:list>
            <text:list-item>
              <text:p text:style-name="P44">Módulo <text:span text:style-name="T72">de</text:span> <text:span text:style-name="T72">Auto Gestión</text:span></text:p>
              <text:list>
                <text:list-item>
                  <text:p text:style-name="P45">SignUp</text:p>
                </text:list-item>
                <text:list-item>
                  <text:p text:style-name="P45">Login</text:p>
                </text:list-item>
                <text:list-item>
                  <text:p text:style-name="P45">Change password</text:p>
                </text:list-item>
                <text:list-item>
                  <text:p text:style-name="P45">Profile form</text:p>
                </text:list-item>
                <text:list-item>
                  <text:p text:style-name="P45">Avatar</text:p>
                </text:list-item>
              </text:list>
            </text:list-item>
            <text:list-item>
              <text:p text:style-name="P46"><text:span text:style-name="T73">Modulo de </text:span>Gestión <text:span text:style-name="T74">Centralizada (administradores):</text:span></text:p>
              <text:list>
                <text:list-item>
                  <text:p text:style-name="P48">Crear usuarios</text:p>
                </text:list-item>
                <text:list-item>
                  <text:p text:style-name="P47">Activa e inactiva usuarios.</text:p>
                </text:list-item>
                <text:list-item>
                  <text:p text:style-name="P47">Asignar roles.</text:p>
                </text:list-item>
              </text:list>
            </text:list-item>
          </text:list>
        </text:list-item>
        <text:list-item>
          <text:p text:style-name="P49">Condominios:</text:p>
          <text:list>
            <text:list-item>
              <text:p text:style-name="P49"><text:span text:style-name="T76">Administrar</text:span> condominios</text:p>
              <text:list>
                <text:list-item>
                  <text:p text:style-name="P49">Agregar inmuebles <text:span text:style-name="T76">(viviendas, locales, comerciales, estacionamientos, etc)</text:span></text:p>
                </text:list-item>
                <text:list-item>
                  <text:p text:style-name="P50">Empleados (Trabajadores residenciales, vigilantes, etc.)</text:p>
                </text:list-item>
                <text:list-item>
                  <text:p text:style-name="P50">Junta o asociacin de vecinos</text:p>
                </text:list-item>
              </text:list>
            </text:list-item>
          </text:list>
        </text:list-item>
      </text:list>
      <text:p text:style-name="P35"><text:bookmark-start text:name="__RefHeading___Toc4085_272845880"/>Requisitos <text:span text:style-name="T32">Funcionales</text:span><text:bookmark-end text:name="__RefHeading___Toc4085_272845880"/></text:p>
      <table:table table:name="RF_Gestión_de_Usuarios" table:style-name="RF_5f_Gestión_5f_de_5f_Usuarios">
        <table:table-column table:style-name="RF_5f_Gestión_5f_de_5f_Usuarios.A"/>
        <table:table-column table:style-name="RF_5f_Gestión_5f_de_5f_Usuarios.B"/>
        <table:table-column table:style-name="RF_5f_Gestión_5f_de_5f_Usuarios.C"/>
        <table:table-column table:style-name="RF_5f_Gestión_5f_de_5f_Usuarios.D"/>
        <table:table-row table:style-name="RF_5f_Gestión_5f_de_5f_Usuarios.1">
          <table:table-cell table:style-name="RF_5f_Gestión_5f_de_5f_Usuarios.A1" table:number-columns-spanned="4" office:value-type="string">
            <text:list xml:id="list284414122" text:style-name="WWNum43">
              <text:list-item>
                <text:h text:style-name="P53" text:outline-level="3"><text:bookmark text:name="_Toc4513231801"/><text:bookmark text:name="_Toc4561853681"/><text:bookmark text:name="_Toc4561214011"/><text:bookmark text:name="_Toc4561183641"/><text:bookmark text:name="_Toc4542693171"/><text:bookmark text:name="_Toc4542692491"/><text:bookmark text:name="_Toc4542659781"/><text:bookmark text:name="_Toc4529992431"/><text:bookmark text:name="_Toc4529679411"/></text:h>
              </text:list-item>
              <text:list-item>
                <text:h text:style-name="P53" text:outline-level="3"><text:bookmark text:name="_Toc4513231812"/><text:bookmark text:name="_Toc4561853692"/><text:bookmark text:name="_Toc4561214022"/><text:bookmark text:name="_Toc4561183652"/><text:bookmark text:name="_Toc4542693182"/><text:bookmark text:name="_Toc4542692502"/><text:bookmark text:name="_Toc4542659792"/><text:bookmark text:name="_Toc4529992442"/><text:bookmark text:name="_Toc4529679422"/></text:h>
              </text:list-item>
              <text:list-item>
                <text:h text:style-name="P53" text:outline-level="3"><text:bookmark text:name="_Toc4513231822"/><text:bookmark text:name="_Toc4561853702"/><text:bookmark text:name="_Toc4561214032"/><text:bookmark text:name="_Toc4561183662"/><text:bookmark text:name="_Toc4542693192"/><text:bookmark text:name="_Toc4542692512"/><text:bookmark text:name="_Toc4542659802"/><text:bookmark text:name="_Toc4529992452"/><text:bookmark text:name="_Toc4529679432"/></text:h>
                <text:list>
                  <text:list-item>
                    <text:h text:style-name="P53" text:outline-level="3"><text:bookmark text:name="_Toc4513231832"/><text:bookmark text:name="_Toc4561853712"/><text:bookmark text:name="_Toc4561214042"/><text:bookmark text:name="_Toc4561183672"/><text:bookmark text:name="_Toc4542693202"/><text:bookmark text:name="_Toc4542692522"/><text:bookmark text:name="_Toc4542659812"/><text:bookmark text:name="_Toc4529992462"/><text:bookmark text:name="_Toc4529679442"/></text:h>
                  </text:list-item>
                </text:list>
              </text:list-item>
            </text:list>
            <text:p text:style-name="Table_20_Heading">Requisito: RF-01 django-condominium – Gestión de Usuarios</text:p>
          </table:table-cell>
          <table:covered-table-cell/>
          <table:covered-table-cell/>
          <table:covered-table-cell/>
        </table:table-row>
        <table:table-row table:style-name="RF_5f_Gestión_5f_de_5f_Usuarios.2">
          <table:table-cell table:style-name="RF_5f_Gestión_5f_de_5f_Usuarios.A2" office:value-type="string">
            <text:p text:style-name="P32">Descripción</text:p>
          </table:table-cell>
          <table:table-cell table:style-name="RF_5f_Gestión_5f_de_5f_Usuarios.B2" table:number-columns-spanned="3" office:value-type="string">
            <text:p text:style-name="P19"><text:span text:style-name="T18">Permite </text:span><text:span text:style-name="T22">a los usuarios de django-condominium auto gestionar de manera limitada su perfil en django-condominium</text:span><text:span text:style-name="T19">. </text:span><text:span text:style-name="T22">También provee a los administradores de django-condominium </text:span><text:span text:style-name="T23">de herramientas para </text:span><text:span text:style-name="T22">la gestión total de los usuarios y grupos de usuario</text:span><text:span text:style-name="T23">s</text:span><text:span text:style-name="T22"> de django-condominium.</text:span></text:p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32">Prioridad</text:p>
          </table:table-cell>
          <table:table-cell table:style-name="RF_5f_Gestión_5f_de_5f_Usuarios.B3" table:number-columns-spanned="3" office:value-type="string">
            <text:p text:style-name="P21">ALTA</text:p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32">Alcance</text:p>
          </table:table-cell>
          <table:table-cell table:style-name="RF_5f_Gestión_5f_de_5f_Usuarios.B4" table:number-columns-spanned="3" office:value-type="string">
            <text:p text:style-name="P22"><text:span text:style-name="T20">E</text:span><text:span text:style-name="T18">ste m</text:span><text:span text:style-name="T30">ó</text:span><text:span text:style-name="T18">dulo permite el auto registro de usuarios en django-condominium, la auto gestión del registro y actualización de datos personales </text:span><text:span text:style-name="T21">(nombres y apellidos, identificación, correo electrónico, imagen del avatar, etc)</text:span><text:span text:style-name="T18">, la auto gestión del cambio de contraseña.</text:span></text:p>
            <text:p text:style-name="P23">Los administradores django-condominium podrán acceder al CRUD de gestión de usuarios y grupos de usuarios <text:span text:style-name="T49">donde </text:span>.</text:p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32">Criterios de Aceptación</text:p>
          </table:table-cell>
          <table:table-cell table:style-name="RF_5f_Gestión_5f_de_5f_Usuarios.B5" table:number-columns-spanned="3" office:value-type="string">
            <text:list xml:id="list2858474093" text:style-name="WWNum46">
              <text:list-item>
                <text:p text:style-name="P58"><text:span text:style-name="T31">El usuario (login) y el correo electrónico primario son identificadores </text:span>inequívoco<text:span text:style-name="T50">s del usuario.</text:span></text:p>
              </text:list-item>
              <text:list-item>
                <text:p text:style-name="P59">¿?</text:p>
              </text:list-item>
            </text:list>
          </table:table-cell>
          <table:covered-table-cell/>
          <table:covered-table-cell/>
        </table:table-row>
        <table:table-row table:style-name="RF_5f_Gestión_5f_de_5f_Usuarios.3">
          <table:table-cell table:style-name="RF_5f_Gestión_5f_de_5f_Usuarios.A2" office:value-type="string">
            <text:p text:style-name="P32">Anexos</text:p>
          </table:table-cell>
          <table:table-cell table:style-name="RF_5f_Gestión_5f_de_5f_Usuarios.B6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RF_5f_Gestión_5f_de_5f_Usuarios.7">
          <table:table-cell table:style-name="RF_5f_Gestión_5f_de_5f_Usuarios.A2" office:value-type="string">
            <text:p text:style-name="P32">Versión Actual</text:p>
          </table:table-cell>
          <table:table-cell table:style-name="RF_5f_Gestión_5f_de_5f_Usuarios.B7" office:value-type="string">
            <text:p text:style-name="P10">1</text:p>
          </table:table-cell>
          <table:table-cell table:style-name="RF_5f_Gestión_5f_de_5f_Usuarios.C7" office:value-type="string">
            <text:p text:style-name="P32">Fecha Creación</text:p>
          </table:table-cell>
          <table:table-cell table:style-name="RF_5f_Gestión_5f_de_5f_Usuarios.D7" office:value-type="string">
            <text:p text:style-name="P11"><text:span text:style-name="T69">21</text:span><text:span text:style-name="T67">/</text:span><text:span text:style-name="T68">05</text:span><text:span text:style-name="T67">/201</text:span><text:span text:style-name="T68">9</text:span></text:p>
          </table:table-cell>
        </table:table-row>
        <table:table-row table:style-name="RF_5f_Gestión_5f_de_5f_Usuarios.8">
          <table:table-cell table:style-name="RF_5f_Gestión_5f_de_5f_Usuarios.A2" office:value-type="string">
            <text:p text:style-name="P31">Versión Modif.</text:p>
          </table:table-cell>
          <table:table-cell table:style-name="RF_5f_Gestión_5f_de_5f_Usuarios.A2" office:value-type="string">
            <text:p text:style-name="P31">Fecha Modif.</text:p>
          </table:table-cell>
          <table:table-cell table:style-name="RF_5f_Gestión_5f_de_5f_Usuarios.C8" table:number-columns-spanned="2" office:value-type="string">
            <text:p text:style-name="P31">Descripción</text:p>
          </table:table-cell>
          <table:covered-table-cell/>
        </table:table-row>
      </table:table>
      <text:p text:style-name="P5"/>
      <text:p text:style-name="P35"><text:bookmark-start text:name="__RefHeading___Toc4193_272845880"/><text:span text:style-name="T39">Especificaciones</text:span> de Casos de Uso<text:bookmark-end text:name="__RefHeading___Toc4193_272845880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Table_20_Heading">Caso de Uso – <text:s/>django-condominium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3">Nombre:</text:p>
          </table:table-cell>
          <table:table-cell table:style-name="Tabla1.B2" office:value-type="string">
            <text:p text:style-name="P30">Gestión de Usuarios</text:p>
          </table:table-cell>
        </table:table-row>
        <table:table-row table:style-name="Tabla1.1">
          <table:table-cell table:style-name="Tabla1.A2" office:value-type="string">
            <text:p text:style-name="P33">Descripción:</text:p>
          </table:table-cell>
          <table:table-cell table:style-name="Tabla1.B3" office:value-type="string">
            <text:p text:style-name="P20"><text:span text:style-name="T18">Permite </text:span><text:span text:style-name="T22">a los usuarios de django-condominium auto gestionar de manera limitada su perfil en django-condominium</text:span><text:span text:style-name="T19">. </text:span><text:span text:style-name="T22">También provee a los </text:span><text:span text:style-name="T24">usuarios con perfil administrativo</text:span><text:span text:style-name="T22"> de django-condominium </text:span><text:span text:style-name="T23">de herramientas para </text:span><text:span text:style-name="T22">la gestión total de los usuarios y grupos de usuario</text:span><text:span text:style-name="T23">s</text:span><text:span text:style-name="T22"> de django-condominium.</text:span></text:p>
          </table:table-cell>
        </table:table-row>
        <table:table-row table:style-name="Tabla1.1">
          <table:table-cell table:style-name="Tabla1.A2" office:value-type="string">
            <text:p text:style-name="P33">Requerimiento:</text:p>
          </table:table-cell>
          <table:table-cell table:style-name="Tabla1.B4" office:value-type="string">
            <text:p text:style-name="P24">RF-0<text:span text:style-name="T51">1</text:span></text:p>
          </table:table-cell>
        </table:table-row>
        <table:table-row table:style-name="Tabla1.1">
          <table:table-cell table:style-name="Tabla1.A2" office:value-type="string">
            <text:p text:style-name="P33">Pre-condición:</text:p>
          </table:table-cell>
          <table:table-cell table:style-name="Tabla1.B5" office:value-type="string">
            <text:p text:style-name="P25">Acceso al portal de Multi Asistencias</text:p>
          </table:table-cell>
        </table:table-row>
        <table:table-row table:style-name="Tabla1.1">
          <table:table-cell table:style-name="Tabla1.A6" table:number-columns-spanned="2" office:value-type="string">
            <text:p text:style-name="P33">Flujo Normal: <text:span text:style-name="T25">Auto-Registro de Usuarios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3">Actor:</text:p>
          </table:table-cell>
          <table:table-cell table:style-name="Tabla1.A6" office:value-type="string">
            <text:p text:style-name="P33">Sistema:</text:p>
          </table:table-cell>
        </table:table-row>
        <table:table-row table:style-name="Tabla1.1">
          <table:table-cell table:style-name="Tabla1.A8" office:value-type="string">
            <text:list xml:id="list2509081971" text:style-name="Numeración_20_Tabla">
              <text:list-item>
                <text:p text:style-name="P54"><text:span text:style-name="T9">Ingresar al portal de Multi Asistencia y s</text:span><text:span text:style-name="T6">elecciona</text:span><text:span text:style-name="T9">r</text:span><text:span text:style-name="T5">: “</text:span><text:span text:style-name="T10">Registrarse</text:span><text:span text:style-name="T5">”.</text:span></text:p>
              </text:list-item>
            </text:list>
          </table:table-cell>
          <table:table-cell table:style-name="Tabla1.B8" office:value-type="string">
            <text:p text:style-name="P7"/>
          </table:table-cell>
        </table:table-row>
        <table:table-row table:style-name="Tabla1.1">
          <table:table-cell table:style-name="Tabla1.A9" office:value-type="string">
            <text:list xml:id="list24926983659322" text:continue-numbering="true" text:style-name="Numeración_20_Tabla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2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9" office:value-type="string">
            <text:list xml:id="list24927064497633" text:continue-numbering="true" text:style-name="Numeración_20_Tabla">
              <text:list-item>
                <text:list>
                  <text:list-item>
                    <text:p text:style-name="P54">Presentar <text:span text:style-name="T33">en pantalla el formulario de auto registro (Sing Up) de usuarios:</text:span></text:p>
                  </text:list-item>
                </text:list>
              </text:list-item>
            </text:list>
            <text:list xml:id="list24928889279887" text:continue-list="list3495733825" text:style-name="List_20_1">
              <text:list-item>
                <text:list>
                  <text:list-item>
                    <text:p text:style-name="P60"><text:span text:style-name="T12">U</text:span><text:span text:style-name="T11">suario</text:span><text:span text:style-name="T8"> </text:span><text:span text:style-name="T5">(</text:span><text:span text:style-name="T7">Text Box </text:span><text:span text:style-name="T5">obligatorio).</text:span></text:p>
                  </text:list-item>
                  <text:list-item>
                    <text:p text:style-name="P60"><text:span text:style-name="T12">Primer Nombre </text:span><text:span text:style-name="T7">(Text Box obligatorio).</text:span></text:p>
                  </text:list-item>
                  <text:list-item>
                    <text:p text:style-name="P60"><text:span text:style-name="T55">Primer Apellido</text:span> <text:span text:style-name="T5">(</text:span><text:span text:style-name="T7">Text Box </text:span><text:span text:style-name="T5">obligatorio).</text:span></text:p>
                  </text:list-item>
                  <text:list-item>
                    <text:p text:style-name="P60"><text:span text:style-name="T12">Correo electrónico</text:span><text:span text:style-name="T8"> </text:span><text:span text:style-name="T5">(</text:span><text:span text:style-name="T13">Email</text:span><text:span text:style-name="T7"> Box </text:span><text:span text:style-name="T5">obligatorio).</text:span></text:p>
                  </text:list-item>
                  <text:list-item>
                    <text:p text:style-name="P61"><text:span text:style-name="T56">Clave</text:span> (<text:span text:style-name="T56">Password Box </text:span>obligatorio).</text:p>
                  </text:list-item>
                  <text:list-item>
                    <text:p text:style-name="P60"><text:span text:style-name="T13">Confirmación de clave</text:span><text:span text:style-name="T14"> (</text:span><text:span text:style-name="T13">Password Box </text:span><text:span text:style-name="T14">obligatorio).</text:span></text:p>
                  </text:list-item>
                  <text:list-item>
                    <text:p text:style-name="P62"><text:span text:style-name="T5">Componente de Google </text:span><text:span text:style-name="T14">r</text:span><text:span text:style-name="T5">eCAPTCHA</text:span></text:p>
                  </text:list-item>
                  <text:list-item>
                    <text:p text:style-name="P63"><text:span text:style-name="T5">Botón “Reg</text:span><text:span text:style-name="T13">istrarse</text:span><text:span text:style-name="T5">”</text:span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0" office:value-type="string">
            <text:list xml:id="list24928793870721" text:continue-list="list24927064497633" text:style-name="Numeración_20_Tabla">
              <text:list-item>
                <text:list>
                  <text:list-item>
                    <text:p text:style-name="P54">Completar los datos del formulario.</text:p>
                  </text:list-item>
                  <text:list-item>
                    <text:p text:style-name="P54">Presionar el botón “<text:span text:style-name="T8">Reg</text:span><text:span text:style-name="T13">istrarse</text:span>”</text:p>
                  </text:list-item>
                </text:list>
              </text:list-item>
            </text:list>
          </table:table-cell>
          <table:table-cell table:style-name="Tabla1.B10" office:value-type="string">
            <text:p text:style-name="P7"/>
          </table:table-cell>
        </table:table-row>
        <table:table-row table:style-name="Tabla1.1">
          <table:table-cell table:style-name="Tabla1.A14" office:value-type="string">
            <text:p text:style-name="P29"/>
          </table:table-cell>
          <table:table-cell table:style-name="Tabla1.B14" office:value-type="string">
            <text:list xml:id="list24927788808197" text:continue-numbering="true" text:style-name="Numeración_20_Tabla">
              <text:list-item>
                <text:list>
                  <text:list-item>
                    <text:p text:style-name="P54"><text:span text:style-name="T66">V</text:span>alida la información del formulario. <text:span text:style-name="T37">S</text:span>i todos los requisitos <text:span text:style-name="T58">se </text:span>satisfacen se guarda el registro del nuev<text:span text:style-name="T40">o usuario.</text:span></text:p>
                  </text:list-item>
                  <text:list-item>
                    <text:p text:style-name="P56">Envía un correo a la dirección de correo del usuario con el siguiente mensaje: “Gracias por registrarte en el django-condominium <text:span text:style-name="T17">Primer Nombre Primer Apellido</text:span>, tu usuario es <text:soft-page-break/>Usuario. Por favor sigue el siguiente enlace para confirmar tú registro y activar tu cuenta: http://http://www.condominium.com//cuenta/activar/NDU/56h-6572dcfe188e966d427e</text:p>
                  </text:list-item>
                </text:list>
              </text:list-item>
            </text:list>
            <text:p text:style-name="P39">Las credenciales de este enlace tienen una duración de dos (2) días.”</text:p>
            <text:list xml:id="list24928439856947" text:continue-numbering="true" text:style-name="Numeración_20_Tabla">
              <text:list-item>
                <text:list>
                  <text:list-item>
                    <text:p text:style-name="P54"><text:span text:style-name="T61">Se muestra mensaje en pantalla: “</text:span><text:span text:style-name="T2">Activación enviada</text:span> Gracias por registrarse en <text:span text:style-name="T57">django-condominium</text:span>. A su dirección de correo electrónico fue enviado un enlace para confirmar su registro<text:span text:style-name="T40">”.</text:span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office:value-type="string">
            <text:list xml:id="list24927015827696" text:continue-numbering="true" text:style-name="Numeración_20_Tabla">
              <text:list-item>
                <text:list>
                  <text:list-item>
                    <text:p text:style-name="P54"><text:span text:style-name="T60">Ir su correo electrónico, buscar el correo de noreply@</text:span><text:span text:style-name="T59">multiasistencia.com</text:span><text:span text:style-name="T57"> abrirlo y presiona el link de confirmación.</text:span></text:p>
                  </text:list-item>
                </text:list>
              </text:list-item>
            </text:list>
          </table:table-cell>
          <table:table-cell table:style-name="Tabla1.B14" office:value-type="string">
            <text:list xml:id="list24928706584500" text:continue-numbering="true" text:style-name="Numeración_20_Tabla">
              <text:list-item>
                <text:list>
                  <text:list-item>
                    <text:list>
                      <text:list-header>
                        <text:p text:style-name="P54"/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office:value-type="string">
            <text:p text:style-name="P29"/>
          </table:table-cell>
          <table:table-cell table:style-name="Tabla1.B14" office:value-type="string">
            <text:list xml:id="list24926856965581" text:continue-numbering="true" text:style-name="Numeración_20_Tabla">
              <text:list-item>
                <text:list>
                  <text:list-item>
                    <text:p text:style-name="P54">Presentar <text:span text:style-name="T33">en pantalla el formulario de ingreso (login):</text:span></text:p>
                  </text:list-item>
                </text:list>
              </text:list-item>
            </text:list>
            <text:list xml:id="list24927818003213" text:continue-list="list24928889279887" text:style-name="List_20_1">
              <text:list-item>
                <text:list>
                  <text:list-item>
                    <text:p text:style-name="P60">Usuario (Text Box obligatorio).</text:p>
                  </text:list-item>
                  <text:list-item>
                    <text:p text:style-name="P60">Clave (Password Box obligatorio).</text:p>
                  </text:list-item>
                  <text:list-item>
                    <text:p text:style-name="P60">Botón “Ingresar”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office:value-type="string">
            <text:list xml:id="list24928710334424" text:continue-list="list24926856965581" text:style-name="Numeración_20_Tabla">
              <text:list-item>
                <text:list>
                  <text:list-item>
                    <text:p text:style-name="P54">Completar los datos del formulario.</text:p>
                  </text:list-item>
                  <text:list-item>
                    <text:p text:style-name="P54">Presionar el botón “<text:span text:style-name="T15">Ingresar</text:span>”</text:p>
                  </text:list-item>
                </text:list>
              </text:list-item>
            </text:list>
          </table:table-cell>
          <table:table-cell table:style-name="Tabla1.B14" office:value-type="string">
            <text:p text:style-name="P24"/>
          </table:table-cell>
        </table:table-row>
        <table:table-row table:style-name="Tabla1.1">
          <table:table-cell table:style-name="Tabla1.A18" office:value-type="string">
            <text:p text:style-name="P29"/>
          </table:table-cell>
          <table:table-cell table:style-name="Tabla1.B18" office:value-type="string">
            <text:list xml:id="list24927635136083" text:continue-numbering="true" text:style-name="Numeración_20_Tabla">
              <text:list-item>
                <text:list>
                  <text:list-item>
                    <text:p text:style-name="P54">El sistema valida la información del formulario. <text:span text:style-name="T37">S</text:span>i todos los requisitos <text:span text:style-name="T58">se </text:span>satisfacen se <text:span text:style-name="T62">redirige al perfil de usuario: </text:span><text:span text:style-name="T45">¡A menos que se requiera otra cosa!</text:span></text:p>
                  </text:list-item>
                </text:list>
              </text:list-item>
            </text:list>
            <text:list xml:id="list24928876007238" text:continue-list="list24927818003213" text:style-name="List_20_1">
              <text:list-item>
                <text:list>
                  <text:list-item>
                    <text:p text:style-name="P64">Formulario de perfil <text:span text:style-name="T65">(</text:span><text:span text:style-name="T46">Definir datos del perfil de usuario</text:span><text:span text:style-name="T65">).</text:span></text:p>
                  </text:list-item>
                  <text:list-item>
                    <text:p text:style-name="P64">Botón “Actualizar Perfil”.</text:p>
                  </text:list-item>
                  <text:list-item>
                    <text:p text:style-name="P64">Botón de “Cambiar Password”.</text:p>
                  </text:list-item>
                  <text:list-item>
                    <text:p text:style-name="P64">Botón de actualizar imagen del avatar</text:p>
                  </text:list-item>
                  <text:list-item>
                    <text:p text:style-name="P65">Menú de acceso a los módulos de django-condominium.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6" table:number-columns-spanned="2" office:value-type="string">
            <text:p text:style-name="P33">Flujo Alterno: <text:span text:style-name="T29">Actualizar Perfil de Usuario</text:span></text:p>
          </table:table-cell>
          <table:covered-table-cell/>
        </table:table-row>
        <table:table-row table:style-name="Tabla1.1">
          <table:table-cell table:style-name="Tabla1.A17" office:value-type="string">
            <text:p text:style-name="P33">Actor:</text:p>
          </table:table-cell>
          <table:table-cell table:style-name="Tabla1.A16" office:value-type="string">
            <text:p text:style-name="P33">Sistema:</text:p>
          </table:table-cell>
        </table:table-row>
        <table:table-row table:style-name="Tabla1.1">
          <table:table-cell table:style-name="Tabla1.A18" office:value-type="string">
            <text:list xml:id="list24928153617256" text:continue-list="list24927635136083" text:style-name="Numeración_20_Tabla">
              <text:list-item>
                <text:list>
                  <text:list-item>
                    <text:list>
                      <text:list-item>
                        <text:p text:style-name="P54">Completar los datos del formulario.</text:p>
                      </text:list-item>
                      <text:list-item>
                        <text:p text:style-name="P54">Presionar el botón “<text:span text:style-name="T15">Ingresar</text:span>”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18" office:value-type="string">
            <text:p text:style-name="P24"/>
          </table:table-cell>
        </table:table-row>
        <table:table-row table:style-name="Tabla1.1">
          <table:table-cell table:style-name="Tabla1.A19" office:value-type="string">
            <text:p text:style-name="P24"/>
          </table:table-cell>
          <table:table-cell table:style-name="Tabla1.B19" office:value-type="string">
            <text:list xml:id="list24928618914888" text:continue-numbering="true" text:style-name="Numeración_20_Tabla">
              <text:list-item>
                <text:list>
                  <text:list-item>
                    <text:list>
                      <text:list-item>
                        <text:p text:style-name="P55"><text:span text:style-name="T66">V</text:span>alida la información del formulario. <text:span text:style-name="T37">S</text:span>i todos los requisitos <text:span text:style-name="T58">se </text:span>satisfacen se guarda<text:span text:style-name="T66">n</text:span> <text:span text:style-name="T66">los cambios del perfil del usuario. Se muestra el mensaje: “</text:span>¡La actualización de los datos <text:soft-page-break/>de su perfil se proceso exitosamente! <text:span text:style-name="T66">”.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6" table:number-columns-spanned="2" office:value-type="string">
            <text:p text:style-name="P33">Flujo Alterno: <text:span text:style-name="T63">Auto Gestión</text:span><text:span text:style-name="T26"> de Cambio de Clave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3">Actor:</text:p>
          </table:table-cell>
          <table:table-cell table:style-name="Tabla1.A6" office:value-type="string">
            <text:p text:style-name="P33">Sistema:</text:p>
          </table:table-cell>
        </table:table-row>
        <table:table-row table:style-name="Tabla1.1">
          <table:table-cell table:style-name="Tabla1.A22" office:value-type="string">
            <text:list xml:id="list24927984264248" text:continue-numbering="true" text:style-name="Numeración_20_Tabla">
              <text:list-item>
                <text:list>
                  <text:list-item>
                    <text:p text:style-name="P54"><text:span text:style-name="T35">Presiona el botón “</text:span><text:span text:style-name="T36">Cambiar Password</text:span><text:span text:style-name="T34">”.</text:span></text:p>
                  </text:list-item>
                </text:list>
              </text:list-item>
            </text:list>
          </table:table-cell>
          <table:table-cell table:style-name="Tabla1.B22" office:value-type="string">
            <text:p text:style-name="P7"/>
          </table:table-cell>
        </table:table-row>
        <table:table-row table:style-name="Tabla1.1">
          <table:table-cell table:style-name="Tabla1.A23" office:value-type="string">
            <text:p text:style-name="P7"/>
          </table:table-cell>
          <table:table-cell table:style-name="Tabla1.B23" office:value-type="string">
            <text:list xml:id="list24927212850178" text:continue-numbering="true" text:style-name="Numeración_20_Tabla">
              <text:list-item>
                <text:list>
                  <text:list-item>
                    <text:list>
                      <text:list-item>
                        <text:p text:style-name="P54">Presentar <text:span text:style-name="T33">en pantalla </text:span><text:span text:style-name="T27">el formulario de cambio de clave</text:span><text:span text:style-name="T33">:</text:span></text:p>
                      </text:list-item>
                    </text:list>
                  </text:list-item>
                </text:list>
              </text:list-item>
            </text:list>
            <text:list xml:id="list24928766191491" text:continue-list="list24928876007238" text:style-name="List_20_1">
              <text:list-item>
                <text:list>
                  <text:list-item>
                    <text:p text:style-name="P60"><text:span text:style-name="T13">Clave</text:span><text:span text:style-name="T14"> </text:span><text:span text:style-name="T16">Actual </text:span><text:span text:style-name="T14">(</text:span><text:span text:style-name="T13">Password Box </text:span><text:span text:style-name="T14">obligatorio).</text:span></text:p>
                  </text:list-item>
                  <text:list-item>
                    <text:p text:style-name="P60"><text:span text:style-name="T16">Nueva</text:span><text:span text:style-name="T13"> clave</text:span><text:span text:style-name="T14"> (</text:span><text:span text:style-name="T13">Password Box </text:span><text:span text:style-name="T14">obligatorio).</text:span></text:p>
                  </text:list-item>
                  <text:list-item>
                    <text:p text:style-name="P60"><text:span text:style-name="T13">Confirmación de </text:span><text:span text:style-name="T16">nueva</text:span><text:span text:style-name="T13"> clave</text:span><text:span text:style-name="T14"> (</text:span><text:span text:style-name="T13">Password Box </text:span><text:span text:style-name="T14">obligatorio).</text:span></text:p>
                  </text:list-item>
                  <text:list-item>
                    <text:p text:style-name="P60"><text:span text:style-name="T8">Botón “</text:span><text:span text:style-name="T16">Actualizar Clave</text:span><text:span text:style-name="T8">”</text:span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4" office:value-type="string">
            <text:list xml:id="list24927341704729" text:continue-list="list24927212850178" text:style-name="Numeración_20_Tabla">
              <text:list-item>
                <text:list>
                  <text:list-item>
                    <text:list>
                      <text:list-item>
                        <text:p text:style-name="P52">Completar los datos del formulario.</text:p>
                      </text:list-item>
                      <text:list-item>
                        <text:p text:style-name="P57">Presionar el botón “<text:span text:style-name="T16">Actualizar Clave</text:span>”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B24" office:value-type="string">
            <text:p text:style-name="P7"/>
          </table:table-cell>
        </table:table-row>
        <table:table-row table:style-name="Tabla1.1">
          <table:table-cell table:style-name="Tabla1.A25" office:value-type="string">
            <text:p text:style-name="P29"/>
          </table:table-cell>
          <table:table-cell table:style-name="Tabla1.B25" office:value-type="string">
            <text:list xml:id="list24928350137684" text:continue-numbering="true" text:style-name="Numeración_20_Tabla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<text:span text:style-name="T28">Guarda el nuevo pasword, autentica al usuario y vuelve al perfil del usuario,</text:span> <text:span text:style-name="T38">(paso 1.11)</text:span>. <text:span text:style-name="T64">Se muestra el mensaje: “</text:span>Su cambio de clave se proceso exitosamente<text:span text:style-name="T64">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6"><text:bookmark-start text:name="__RefHeading___Toc4089_272845880"/>Cronograma Estimado<text:bookmark-end text:name="__RefHeading___Toc4089_272845880"/></text:p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B" table:number-columns-repeated="2"/>
        <table:table-column table:style-name="Cronograma.C"/>
        <table:table-column table:style-name="Cronograma.B"/>
        <table:table-column table:style-name="Cronograma.H"/>
        <table:table-column table:style-name="Cronograma.B"/>
        <table:table-row>
          <table:table-cell table:style-name="Cronograma.A1" office:value-type="string">
            <text:p text:style-name="Título_20_tabla_20_centrado">Requerimiento / Estimación</text:p>
          </table:table-cell>
          <table:table-cell table:style-name="Cronograma.A1" office:value-type="string">
            <text:p text:style-name="P37">Sem<text:span text:style-name="T41">ana</text:span> 1</text:p>
          </table:table-cell>
          <table:table-cell table:style-name="Cronograma.A1" office:value-type="string">
            <text:p text:style-name="P37">Sem<text:span text:style-name="T41">ana</text:span> 2</text:p>
          </table:table-cell>
          <table:table-cell table:style-name="Cronograma.A1" office:value-type="string">
            <text:p text:style-name="P37">Sem<text:span text:style-name="T41">ana</text:span> 3</text:p>
          </table:table-cell>
          <table:table-cell table:style-name="Cronograma.A1" office:value-type="string">
            <text:p text:style-name="P37">Sem<text:span text:style-name="T41">ana</text:span> 4</text:p>
          </table:table-cell>
          <table:table-cell table:style-name="Cronograma.A1" office:value-type="string">
            <text:p text:style-name="P37">Sem<text:span text:style-name="T41">ana</text:span> 5</text:p>
          </table:table-cell>
          <table:table-cell table:style-name="Cronograma.A1" office:value-type="string">
            <text:p text:style-name="P37">Sem<text:span text:style-name="T41">ana</text:span> 6</text:p>
          </table:table-cell>
          <table:table-cell table:style-name="Cronograma.A1" office:value-type="string">
            <text:p text:style-name="P37">Sem<text:span text:style-name="T41">ana</text:span> 7</text:p>
          </table:table-cell>
          <table:table-cell table:style-name="Cronograma.I1" office:value-type="string">
            <text:p text:style-name="P38">Semana 8</text:p>
          </table:table-cell>
        </table:table-row>
        <table:table-row>
          <table:table-cell table:style-name="Cronograma.A2" office:value-type="string">
            <text:p text:style-name="Título_20_pequeño">Crear repositorio</text:p>
          </table:table-cell>
          <table:table-cell table:style-name="Cronograma.B2" office:value-type="string">
            <text:p text:style-name="P17"/>
          </table:table-cell>
          <table:table-cell table:style-name="Cronograma.C3" office:value-type="string">
            <text:p text:style-name="P17"/>
          </table:table-cell>
          <table:table-cell table:style-name="Cronograma.D2" office:value-type="string">
            <text:p text:style-name="P17"/>
          </table:table-cell>
          <table:table-cell table:style-name="Cronograma.E2" office:value-type="string">
            <text:p text:style-name="P17"/>
          </table:table-cell>
          <table:table-cell table:style-name="Cronograma.F3" office:value-type="string">
            <text:p text:style-name="P17"/>
          </table:table-cell>
          <table:table-cell table:style-name="Cronograma.G2" office:value-type="string">
            <text:p text:style-name="P17"/>
          </table:table-cell>
          <table:table-cell table:style-name="Cronograma.H2" office:value-type="string">
            <text:p text:style-name="P17"/>
          </table:table-cell>
          <table:table-cell table:style-name="Cronograma.I2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Título_20_pequeño"><text:span text:style-name="T47">P</text:span>lantillas <text:span text:style-name="T42">para el back office</text:span></text:p>
          </table:table-cell>
          <table:table-cell table:style-name="Cronograma.B2" office:value-type="string">
            <text:p text:style-name="P17"/>
          </table:table-cell>
          <table:table-cell table:style-name="Cronograma.C3" office:value-type="string">
            <text:p text:style-name="P17"/>
          </table:table-cell>
          <table:table-cell table:style-name="Cronograma.D3" office:value-type="string">
            <text:p text:style-name="P17"/>
          </table:table-cell>
          <table:table-cell table:style-name="Cronograma.E3" office:value-type="string">
            <text:p text:style-name="P17"/>
          </table:table-cell>
          <table:table-cell table:style-name="Cronograma.F3" office:value-type="string">
            <text:p text:style-name="P17"/>
          </table:table-cell>
          <table:table-cell table:style-name="Cronograma.G3" office:value-type="string">
            <text:p text:style-name="P17"/>
          </table:table-cell>
          <table:table-cell table:style-name="Cronograma.H3" office:value-type="string">
            <text:p text:style-name="P17"/>
          </table:table-cell>
          <table:table-cell table:style-name="Cronograma.I3" office:value-type="string">
            <text:p text:style-name="P17"/>
          </table:table-cell>
        </table:table-row>
        <table:table-row>
          <table:table-cell table:style-name="Cronograma.A2" office:value-type="string">
            <text:p text:style-name="Título_20_pequeño"><text:span text:style-name="T48">Gestión </text:span>de usuarios <text:span text:style-name="T48">(RF-01)</text:span></text:p>
          </table:table-cell>
          <table:table-cell table:style-name="Cronograma.B2" office:value-type="string">
            <text:p text:style-name="P17"/>
          </table:table-cell>
          <table:table-cell table:style-name="Cronograma.C4" office:value-type="string">
            <text:p text:style-name="P17"/>
          </table:table-cell>
          <table:table-cell table:style-name="Cronograma.D4" office:value-type="string">
            <text:p text:style-name="P17"/>
          </table:table-cell>
          <table:table-cell table:style-name="Cronograma.E4" office:value-type="string">
            <text:p text:style-name="P17"/>
          </table:table-cell>
          <table:table-cell table:style-name="Cronograma.F4" office:value-type="string">
            <text:p text:style-name="P17"/>
          </table:table-cell>
          <table:table-cell table:style-name="Cronograma.G4" office:value-type="string">
            <text:p text:style-name="P17"/>
          </table:table-cell>
          <table:table-cell table:style-name="Cronograma.H4" office:value-type="string">
            <text:p text:style-name="P17"/>
          </table:table-cell>
          <table:table-cell table:style-name="Cronograma.I4" office:value-type="string">
            <text:p text:style-name="P17"/>
          </table:table-cell>
        </table:table-row>
        <table:table-row table:style-name="Cronograma.5">
          <table:table-cell table:style-name="Cronograma.A2" office:value-type="string">
            <text:p text:style-name="Título_20_pequeño">Documentación</text:p>
          </table:table-cell>
          <table:table-cell table:style-name="Cronograma.B2" office:value-type="string">
            <text:p text:style-name="P17"/>
          </table:table-cell>
          <table:table-cell table:style-name="Cronograma.B2" office:value-type="string">
            <text:p text:style-name="P17"/>
          </table:table-cell>
          <table:table-cell table:style-name="Cronograma.D5" office:value-type="string">
            <text:p text:style-name="P17"/>
          </table:table-cell>
          <table:table-cell table:style-name="Cronograma.D5" office:value-type="string">
            <text:p text:style-name="P17"/>
          </table:table-cell>
          <table:table-cell table:style-name="Cronograma.D5" office:value-type="string">
            <text:p text:style-name="P17"/>
          </table:table-cell>
          <table:table-cell table:style-name="Cronograma.D5" office:value-type="string">
            <text:p text:style-name="P17"/>
          </table:table-cell>
          <table:table-cell table:style-name="Cronograma.D5" office:value-type="string">
            <text:p text:style-name="P17"/>
          </table:table-cell>
          <table:table-cell table:style-name="Cronograma.I5" office:value-type="string">
            <text:p text:style-name="P17"/>
          </table:table-cell>
        </table:table-row>
      </table:table>
      <text:p text:style-name="P14">El cronograma no se ajustara a fechas calendario hasta termina<text:span text:style-name="T54">r</text:span> de definir los requerimientos. Sin embargo se estima el tiempo a invertir por cada funcionalidad.</text:p>
      <text:p text:style-name="P15">La <text:span text:style-name="T53">estrategia</text:span> de despliegue e <text:span text:style-name="T53">implementación</text:span> se <text:span text:style-name="T53">hará</text:span> utilizando <text:span text:style-name="T53">el modelo de Integración Continua desde el inicio del proyecto.</text:span></text:p>
      <text:p text:style-name="P16">Los RF en rojo <text:span text:style-name="T43">están</text:span> en desarrollo: <text:span text:style-name="T52">Solo falta culminar las especificaciones del RF-01.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Roboto" svg:font-family="Roboto, RobotoDraft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2" svg:font-family="'DejaVu Sans'" style:font-pitch="variable"/>
    <style:font-face style:name="DejaVu Sans" svg:font-family="'DejaVu Sans'" style:font-adornments="Book" style:font-pitch="variable"/>
    <style:font-face style:name="DejaVu Sans1" svg:font-family="'DejaVu Sans'" style:font-adornments="Negrit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101cm" fo:margin-bottom="0.199cm" loext:contextual-spacing="false" fo:line-height="0.499cm" fo:text-align="justify" style:justify-single-word="false" text:number-lines="false" text:line-number="0" style:vertical-align="top" style:writing-mode="page"/>
      <style:text-properties style:font-name="DejaVu Sans" fo:font-family="'DejaVu Sans'" style:font-style-name="Book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DejaVu Sans1" fo:font-family="'DejaVu Sans'" style:font-style-name="Negrita" style:font-pitch="variable" fo:font-size="16%" fo:font-weight="bold" style:font-size-asian="130%" style:font-weight-asian="bold" style:font-size-complex="130%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1f3763" fo:font-size="13pt" style:font-name-asian="DejaVu Sans3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2pt"/>
    </style:style>
    <style:style style:name="Listas_20_1" style:display-name="Listas 1" style:family="paragraph" style:parent-style-name="List_20_Paragraph" style:default-outline-level="">
      <style:paragraph-properties fo:margin-left="1cm" fo:margin-right="0cm" fo:margin-top="0.3cm" fo:margin-bottom="0.3cm" loext:contextual-spacing="true" fo:line-height="200%" fo:text-indent="0cm" style:auto-text-indent="false" style:writing-mode="pag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 style:writing-mode="page">
        <style:tab-stops>
          <style:tab-stop style:position="7.5cm" style:type="center"/>
          <style:tab-stop style:position="15cm" style:type="right"/>
        </style:tab-stops>
      </style:paragraph-properties>
      <style:text-properties style:font-name="DejaVu Sans" fo:font-family="'DejaVu Sans'" style:font-style-name="Book" style:font-pitch="variabl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principal" style:display-name="Título principal" style:family="paragraph" style:parent-style-name="Standard" style:next-style-name="Standard" style:default-outline-level="" style:master-page-name="">
      <loext:graphic-properties draw:fill-image-width="0cm" draw:fill-image-height="0cm"/>
      <style:paragraph-properties fo:margin-left="1.524cm" fo:margin-right="0cm" fo:text-align="center" style:justify-single-word="false" fo:text-indent="-1.524cm" style:auto-text-indent="false" style:page-number="auto" style:shadow="none" style:writing-mode="page">
        <style:tab-stops/>
      </style:paragraph-properties>
      <style:text-properties style:font-name="Book Antiqua" fo:font-family="'Book Antiqua'" style:font-family-generic="roman" style:font-pitch="variable" fo:font-weight="bold" style:font-name-asian="Times New Roman1" style:font-family-asian="'Times New Roman'" style:font-family-generic-asian="system" style:font-pitch-asian="variable" style:font-size-asian="10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style:font-name-asian="DejaVu Sans3" style:font-family-asian="'DejaVu Sans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 style:master-page-name="">
      <style:paragraph-properties fo:text-align="justify" style:justify-single-word="false" style:page-number="auto" text:number-lines="false" text:line-number="0" style:vertical-align="auto" style:snap-to-layout-grid="true" style:writing-mode="page">
        <style:tab-stops/>
      </style:paragraph-properties>
      <style:text-properties style:font-name="DejaVu Sans1" fo:font-family="'DejaVu Sans'" style:font-style-name="Negrita" style:font-pitch="variable" fo:font-size="10.5pt" fo:font-weight="bold" style:font-size-asian="10.5pt" style:font-weight-asian="bold" style:font-weight-complex="600"/>
    </style:style>
    <style:style style:name="Numeración_20_Tabla" style:display-name="Numeración Tabla" style:family="paragraph" style:parent-style-name="Table_20_Contents">
      <style:paragraph-properties fo:margin-left="0.499cm" fo:margin-right="0cm" fo:text-indent="-0.499cm" style:auto-text-indent="false" style:writing-mode="page">
        <style:tab-stops/>
      </style:paragraph-properties>
    </style:style>
    <style:style style:name="Viñeta_20_tabla" style:display-name="Viñeta tabla" style:family="paragraph" style:parent-style-name="Table_20_Contents">
      <style:paragraph-properties fo:margin-left="0cm" fo:margin-right="0cm" fo:margin-top="0.049cm" fo:margin-bottom="0.049cm" loext:contextual-spacing="false" fo:text-indent="0cm" style:auto-text-indent="false" style:writing-mode="page"/>
    </style:style>
    <style:style style:name="Mi_20_Título" style:display-name="Mi Título" style:family="paragraph" style:parent-style-name="Heading" style:next-style-name="Standard">
      <style:paragraph-properties fo:margin-top="0.42cm" fo:margin-bottom="0.801cm" loext:contextual-spacing="false" style:writing-mode="page"/>
      <style:text-properties fo:color="#6666ff" style:font-name="DejaVu Sans" fo:font-family="'DejaVu Sans'" style:font-style-name="Book" style:font-pitch="variable" fo:font-size="16pt" fo:font-weight="bold"/>
    </style:style>
    <style:style style:name="Título_20_tabla_20_centrado" style:display-name="Título tabla centrado" style:family="paragraph" style:parent-style-name="Table_20_Heading">
      <style:paragraph-properties fo:text-align="center" style:justify-single-word="false" style:writing-mode="page"/>
      <style:text-properties fo:font-size="9pt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ítulo_20_pequeño" style:display-name="Título pequeño" style:family="paragraph" style:parent-style-name="Título_20_tabla_20_centrado">
      <style:paragraph-properties fo:text-align="start" style:justify-single-word="false" style:writing-mode="page"/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 style:writing-mode="page">
        <style:tab-stops>
          <style:tab-stop style:position="19.59cm" style:type="right" style:leader-style="dotted" style:leader-text="."/>
        </style:tab-stops>
      </style:paragraph-properties>
      <style:text-properties fo:font-size="12pt"/>
    </style:style>
    <style:style style:name="Frame_20_contents" style:display-name="Frame contents" style:family="paragraph" style:parent-style-name="Standard" style:class="extra"/>
    <style:style style:name="Character_5f_20_5f_style" style:display-name="Character_20_style" style:family="text"/>
    <style:style style:name="ListLabel_20_83" style:display-name="ListLabel 83" style:family="text">
      <style:text-properties fo:color="#00000a"/>
    </style:style>
    <style:style style:name="ListLabel_20_88" style:display-name="ListLabel 88" style:family="text">
      <style:text-properties style:font-name-asian="Calibri1" style:font-family-asian="Calibri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eración_20_Tabla" style:display-name="Numeración Tabla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WWNum5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Character_5f_20_5f_style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8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8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P2" style:family="paragraph" style:parent-style-name="Header">
      <style:text-properties fo:language="es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d1c19a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5.027cm" fo:margin-bottom="4.55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.085cm" fo:margin-left="0cm" fo:margin-right="0cm" fo:margin-top="1.984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8</text:page-number></text:p>
      </style:footer>
    </style:master-page>
    <style:master-page style:name="Converted1" style:page-layout-name="Mpm2" style:next-style-name="Converted2">
      <style:header>
        <text:p text:style-name="MP2"><draw:custom-shape text:anchor-type="paragraph" draw:z-index="0" draw:name="WordArt 4" draw:style-name="Mgr1" draw:text-style-name="MP3" svg:width="18.603cm" svg:height="0.295cm" draw:transform="rotate (0.785398163397448) translate (3.11326388888889cm 18.06575cm)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" style:page-layout-name="Mpm3">
      <style:header>
        <text:p text:style-name="MP2"/>
      </style:header>
      <style:footer>
        <text:p text:style-name="MP1"/>
      </style:footer>
    </style:master-page>
    <style:master-page style:name="First_20_Page" style:display-name="First Page" style:page-layout-name="Mpm4" style:next-style-name="Standard">
      <style:footer>
        <text:p text:style-name="MP1"><text:span text:style-name="MT1">Página </text:span><text:page-number text:select-page="current">1</text:page-number></text:p>
      </style:footer>
    </style:master-page>
    <style:master-page style:name="Landscape" style:page-layout-name="Mpm5"/>
    <style:master-page style:name="Cronograma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7:00:32.491537458</meta:creation-date>
    <meta:editing-duration>P2DT6H20M23S</meta:editing-duration>
    <meta:editing-cycles>208</meta:editing-cycles>
    <meta:generator>LibreOffice/6.2.3.2$Linux_X86_64 LibreOffice_project/aecc05fe267cc68dde00352a451aa867b3b546ac</meta:generator>
    <meta:initial-creator>Gersón D. Vizquel A.</meta:initial-creator>
    <dc:date>2019-06-07T02:49:26.613652604</dc:date>
    <dc:creator>Gersón D. Vizquel A.</dc:creator>
    <meta:document-statistic meta:table-count="4" meta:image-count="0" meta:object-count="0" meta:page-count="9" meta:paragraph-count="135" meta:word-count="852" meta:character-count="5733" meta:non-whitespace-character-count="5032"/>
  </office:meta>
</office:document-meta>
</file>